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content.xml"/>
  <manifest:file-entry manifest:media-type="text/xml" manifest:full-path="Basic/Standard/Main.xml"/>
  <manifest:file-entry manifest:media-type="text/xml" manifest:full-path="Basic/Standard/script-lb.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xmlns:formx="urn:openoffice:names:experimental:ooxml-odf-interop:xmlns:form:1.0" office:version="1.2">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2" style:family="table-column">
      <style:table-column-properties fo:break-before="auto" style:column-width="2.267cm"/>
    </style:style>
    <style:style style:name="co17" style:family="table-column">
      <style:table-column-properties fo:break-before="auto" style:column-width="4.727cm"/>
    </style:style>
    <style:style style:name="co18" style:family="table-column">
      <style:table-column-properties fo:break-before="auto" style:column-width="5.219cm"/>
    </style:style>
    <style:style style:name="co19" style:family="table-column">
      <style:table-column-properties fo:break-before="auto" style:column-width="13.767cm"/>
    </style:style>
    <style:style style:name="co20" style:family="table-column">
      <style:table-column-properties fo:break-before="auto" style:column-width="6.177cm"/>
    </style:style>
    <style:style style:name="co21" style:family="table-column">
      <style:table-column-properties fo:break-before="auto" style:column-width="9.648cm"/>
    </style:style>
    <style:style style:name="co22" style:family="table-column">
      <style:table-column-properties fo:break-before="auto" style:column-width="9.705cm"/>
    </style:style>
    <style:style style:name="co23" style:family="table-column">
      <style:table-column-properties fo:break-before="auto" style:column-width="8.068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34" style:family="table-row">
      <style:table-row-properties style:row-height="5.159cm" fo:break-before="auto" style:use-optimal-row-height="false"/>
    </style:style>
    <style:style style:name="ro35" style:family="table-row">
      <style:table-row-properties style:row-height="0.762cm" fo:break-before="auto" style:use-optimal-row-height="false"/>
    </style:style>
    <style:style style:name="ro9" style:family="table-row">
      <style:table-row-properties style:row-height="2.787cm" fo:break-before="auto" style:use-optimal-row-height="false"/>
    </style:style>
    <style:style style:name="ro10" style:family="table-row">
      <style:table-row-properties style:row-height="0.44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5.976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1.236cm" fo:break-before="auto" style:use-optimal-row-height="true"/>
    </style:style>
    <style:style style:name="ro17" style:family="table-row">
      <style:table-row-properties style:row-height="1.632cm" fo:break-before="auto" style:use-optimal-row-height="true"/>
    </style:style>
    <style:style style:name="ro18" style:family="table-row">
      <style:table-row-properties style:row-height="2.632cm" fo:break-before="auto" style:use-optimal-row-height="false"/>
    </style:style>
    <style:style style:name="ro19" style:family="table-row">
      <style:table-row-properties style:row-height="3cm" fo:break-before="auto" style:use-optimal-row-height="false"/>
    </style:style>
    <style:style style:name="ro20" style:family="table-row">
      <style:table-row-properties style:row-height="0.552cm" fo:break-before="auto" style:use-optimal-row-height="false"/>
    </style:style>
    <style:style style:name="ro21" style:family="table-row">
      <style:table-row-properties style:row-height="0.974cm" fo:break-before="auto" style:use-optimal-row-height="false"/>
    </style:style>
    <style:style style:name="ro22" style:family="table-row">
      <style:table-row-properties style:row-height="3.21cm" fo:break-before="auto" style:use-optimal-row-height="false"/>
    </style:style>
    <style:style style:name="ro23" style:family="table-row">
      <style:table-row-properties style:row-height="2.448cm" fo:break-before="auto" style:use-optimal-row-height="false"/>
    </style:style>
    <style:style style:name="ro24" style:family="table-row">
      <style:table-row-properties style:row-height="2.764cm" fo:break-before="auto" style:use-optimal-row-height="false"/>
    </style:style>
    <style:style style:name="ro25" style:family="table-row">
      <style:table-row-properties style:row-height="8.213cm" fo:break-before="auto" style:use-optimal-row-height="false"/>
    </style:style>
    <style:style style:name="ro26" style:family="table-row">
      <style:table-row-properties style:row-height="1.947cm" fo:break-before="auto" style:use-optimal-row-height="false"/>
    </style:style>
    <style:style style:name="ro27" style:family="table-row">
      <style:table-row-properties style:row-height="5.791cm" fo:break-before="auto" style:use-optimal-row-height="false"/>
    </style:style>
    <style:style style:name="ro28" style:family="table-row">
      <style:table-row-properties style:row-height="0.894cm" fo:break-before="auto" style:use-optimal-row-height="false"/>
    </style:style>
    <style:style style:name="ro29" style:family="table-row">
      <style:table-row-properties style:row-height="7.581cm" fo:break-before="auto" style:use-optimal-row-height="false"/>
    </style:style>
    <style:style style:name="ro30" style:family="table-row">
      <style:table-row-properties style:row-height="1.289cm" fo:break-before="auto" style:use-optimal-row-height="false"/>
    </style:style>
    <style:style style:name="ro31" style:family="table-row">
      <style:table-row-properties style:row-height="2cm" fo:break-before="auto" style:use-optimal-row-height="false"/>
    </style:style>
    <style:style style:name="ro32" style:family="table-row">
      <style:table-row-properties style:row-height="1.789cm" fo:break-before="auto" style:use-optimal-row-height="false"/>
    </style:style>
    <style:style style:name="ro33" style:family="table-row">
      <style:table-row-properties style:row-height="1.894cm" fo:break-before="auto" style:use-optimal-row-height="false"/>
    </style:style>
    <style:style style:name="ro36" style:family="table-row">
      <style:table-row-properties style:row-height="2.053cm" fo:break-before="auto" style:use-optimal-row-height="false"/>
    </style:style>
    <style:style style:name="ro37" style:family="table-row">
      <style:table-row-properties style:row-height="2.08cm" fo:break-before="auto" style:use-optimal-row-height="false"/>
    </style:style>
    <style:style style:name="ro38" style:family="table-row">
      <style:table-row-properties style:row-height="3.343cm" fo:break-before="auto" style:use-optimal-row-height="false"/>
    </style:style>
    <style:style style:name="ro39" style:family="table-row">
      <style:table-row-properties style:row-height="5.475cm" fo:break-before="auto" style:use-optimal-row-height="false"/>
    </style:style>
    <style:style style:name="ro40" style:family="table-row">
      <style:table-row-properties style:row-height="2.552cm" fo:break-before="auto" style:use-optimal-row-height="false"/>
    </style:style>
    <style:style style:name="ro41" style:family="table-row">
      <style:table-row-properties style:row-height="4.133cm" fo:break-before="auto" style:use-optimal-row-height="false"/>
    </style:style>
    <style:style style:name="ro42" style:family="table-row">
      <style:table-row-properties style:row-height="4.396cm" fo:break-before="auto" style:use-optimal-row-height="false"/>
    </style:style>
    <style:style style:name="ro43" style:family="table-row">
      <style:table-row-properties style:row-height="4.738cm" fo:break-before="auto" style:use-optimal-row-height="fals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ce12"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13" style:family="table-cell" style:parent-style-name="Default">
      <style:table-cell-properties style:text-align-source="fix" style:repeat-content="false" style:vertical-align="top"/>
      <style:paragraph-properties fo:text-align="start"/>
    </style:style>
    <style:style style:name="ce14" style:family="table-cell" style:parent-style-name="Default">
      <style:table-cell-properties style:text-align-source="fix" style:repeat-content="false" fo:wrap-option="no-wrap" style:vertical-align="top"/>
      <style:paragraph-properties fo:text-align="start"/>
    </style:style>
    <style:style style:name="ce15" style:family="table-cell" style:parent-style-name="Default">
      <style:table-cell-properties fo:background-color="#e6e6ff"/>
    </style:style>
    <style:style style:name="ce16" style:family="table-cell" style:parent-style-name="Default">
      <style:table-cell-properties fo:wrap-option="no-wrap"/>
    </style:style>
    <style:style style:name="ce17" style:family="table-cell" style:parent-style-name="Default">
      <style:table-cell-properties style:text-align-source="fix" style:repeat-content="false" fo:wrap-option="wrap" style:vertical-align="top"/>
      <style:paragraph-properties fo:text-align="start"/>
      <style:text-properties fo:hyphenate="false"/>
    </style:style>
    <style:style style:name="ce18"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9" style:family="table-cell" style:parent-style-name="Default">
      <style:table-cell-properties fo:background-color="#e6e6ff" style:text-align-source="fix" style:repeat-content="false" fo:wrap-option="wrap" style:vertical-align="top"/>
      <style:paragraph-properties fo:text-align="start"/>
    </style:style>
    <style:style style:name="ce20"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25"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26" style:family="table-cell" style:parent-style-name="Default">
      <style:table-cell-properties fo:background-color="transparent"/>
      <style:text-properties fo:font-weight="normal" style:font-weight-asian="normal" style:font-weight-complex="normal"/>
    </style:style>
    <style:style style:name="ce27" style:family="table-cell" style:parent-style-name="Default">
      <style:text-properties fo:font-weight="normal" style:font-weight-asian="normal" style:font-weight-complex="normal"/>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fo:language="en" fo:country="US" style:font-name-asian="DejaVu Sans" style:font-name-complex="DejaVu Sans"/>
    </style:style>
    <style:style style:name="T3" style:family="text">
      <style:text-properties style:font-name="Sans Serif"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xlink:type="simple">
            <form:button form:name="PushButton" form:control-implementation="ooo:com.sun.star.form.component.CommandButton" xml:id="control1"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xlink:type="simple"/>
              </office:event-listeners>
            </form:button>
          </form:form>
        </office:forms>
        <table:table-column table:style-name="co18" table:default-cell-style-name="Default"/>
        <table:table-column table:style-name="co19" table:default-cell-style-name="Default"/>
        <table:table-column table:style-name="co20" table:default-cell-style-name="Default"/>
        <table:table-column table:style-name="co21" table:default-cell-style-name="ce4"/>
        <table:table-column table:style-name="co22" table:default-cell-style-name="ce4"/>
        <table:table-column table:style-name="co23" table:default-cell-style-name="ce4"/>
        <table:table-column table:style-name="co3" table:number-columns-repeated="1018" table:default-cell-style-name="Default"/>
        <table:table-row table:style-name="ro9">
          <table:table-cell table:style-name="ce12" office:value-type="string">
            <text:p>internal id, fixed, used to sort back to the standard position. This id is not used in conversion, governs the sequence the messages are emitted the conversion stops when this column is empty</text:p>
          </table:table-cell>
          <table:table-cell table:style-name="ce12" office:value-type="string">
            <text:p>comment</text:p>
            <draw:control table:end-cell-address="Strings.B1" table:end-x="8.695cm" table:end-y="2.132cm" draw:z-index="0" draw:text-style-name="P1" svg:width="4.579cm" svg:height="1.208cm" svg:x="4.116cm" svg:y="0.924cm" draw:control="control1"/>
          </table:table-cell>
          <table:table-cell table:style-name="ce12" office:value-type="string">
            <text:p>internal id used by the extension</text:p>
          </table:table-cell>
          <table:table-cell table:style-name="ce12"/>
          <table:table-cell table:number-columns-repeated="2"/>
          <table:table-cell table:style-name="ce4" table:number-columns-repeated="250"/>
          <table:table-cell table:number-columns-repeated="768"/>
        </table:table-row>
        <table:table-row table:style-name="ro10">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10">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10">
          <table:table-cell table:style-name="ce4" table:formula="of:=[.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10">
          <table:table-cell table:style-name="ce4" table:formula="of:=[.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10">
          <table:table-cell table:style-name="ce4" table:formula="of:=[.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10">
          <table:table-cell table:style-name="ce4" table:formula="of:=[.A6]+1" office:value-type="float" office:value="5">
            <text:p>5</text:p>
          </table:table-cell>
          <table:table-cell office:value-type="string">
            <text:p>general id for OK button</text:p>
          </table:table-cell>
          <table:table-cell office:value-type="string">
            <text:p>id_ok</text:p>
          </table:table-cell>
          <table:table-cell office:value-type="string">
            <text:p>Ok</text:p>
          </table:table-cell>
          <table:table-cell office:value-type="string">
            <text:p>Ok</text:p>
          </table:table-cell>
          <table:table-cell table:number-columns-repeated="1019"/>
        </table:table-row>
        <table:table-row table:style-name="ro10">
          <table:table-cell table:style-name="ce4" table:formula="of:=[.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10">
          <table:table-cell table:style-name="ce4" table:formula="of:=[.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0">
          <table:table-cell table:style-name="ce4" table:formula="of:=[.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1">
          <table:table-cell table:style-name="ce4" table:formula="of:=[.A10]+1" office:value-type="float" office:value="9">
            <text:p>9</text:p>
          </table:table-cell>
          <table:table-cell/>
          <table:table-cell office:value-type="string">
            <text:p>id_about_mex</text:p>
          </table:table-cell>
          <table:table-cell table:style-name="ce17" office:value-type="string">
            <text:p>XAdES (IT) Digital Signature extension</text:p>
            <text:p>(@WEBIDENTBASE@.@NAME@)</text:p>
            <text:p>Built with @JAVA_VERS@ on @BUILD_TIME@ Rev. @REVISION@.</text:p>
            <text:p>Licensed under EUPL version 1.1.</text:p>
            <text:p>Copyright 2009<text:span text:style-name="T2">-2012</text:span> Giuseppe Castagno</text:p>
            <text:p><text:span text:style-name="T3">Copyright 2009</text:span><text:span text:style-name="T2">-2012</text:span><text:span text:style-name="T3"> Roberto Resoli</text:span></text:p>
            <text:p><text:span text:style-name="T3"/></text:p>
          </table:table-cell>
          <table:table-cell table:style-name="ce18" office:value-type="string">
            <text:p>Estensione per firma digitale modalità XAdES (IT).</text:p>
            <text:p>(@WEBIDENTBASE@.@NAME@)</text:p>
            <text:p>Compilato con @JAVA_VERS@ il @BUILD_TIME@ Rev. @REVISION@.</text:p>
            <text:p><text:span text:style-name="T2">Concesso in licenza a norma dell'EUPL versione </text:span><text:span text:style-name="T2">1.1.</text:span></text:p>
            <text:p><text:span text:style-name="T2">Copyright 2009-2012 Giuseppe Castagno</text:span></text:p>
            <text:p><text:span text:style-name="T2">Copyright 2009-2012 Roberto Resoli</text:span></text:p>
            <text:p><text:span text:style-name="T2"/></text:p>
          </table:table-cell>
          <table:table-cell table:number-columns-repeated="1019"/>
        </table:table-row>
        <table:table-row table:style-name="ro10">
          <table:table-cell table:style-name="ce4" table:formula="of:=[.A11]+1" office:value-type="float" office:value="10">
            <text:p>10</text:p>
          </table:table-cell>
          <table:table-cell/>
          <table:table-cell office:value-type="string">
            <text:p>id_error_extension</text:p>
          </table:table-cell>
          <table:table-cell table:style-name="ce18"/>
          <table:table-cell table:style-name="ce18" office:value-type="string">
            <text:p>Errore estensione firma digitale OpenOffice.org</text:p>
          </table:table-cell>
          <table:table-cell table:number-columns-repeated="1019"/>
        </table:table-row>
        <table:table-row table:style-name="ro12">
          <table:table-cell table:style-name="ce4" table:formula="of:=[.A12]+1" office:value-type="float" office:value="11">
            <text:p>11</text:p>
          </table:table-cell>
          <table:table-cell/>
          <table:table-cell office:value-type="string">
            <text:p>id_no_sscd_avlb</text:p>
          </table:table-cell>
          <table:table-cell table:style-name="ce18"/>
          <table:table-cell table:style-name="ce18" office:value-type="string">
            <text:p>Il dispositivo di lettura:</text:p>
            <text:p/>
            <text:p>%1$s</text:p>
            <text:p/>
            <text:p>non contiene Smart Card (SSCD).</text:p>
          </table:table-cell>
          <table:table-cell table:number-columns-repeated="1019"/>
        </table:table-row>
        <table:table-row table:style-name="ro13">
          <table:table-cell table:style-name="ce4" table:formula="of:=[.A13]+1" office:value-type="float" office:value="12">
            <text:p>12</text:p>
          </table:table-cell>
          <table:table-cell/>
          <table:table-cell office:value-type="string">
            <text:p>id_no_sign_cert_avlb</text:p>
          </table:table-cell>
          <table:table-cell table:style-name="ce17"/>
          <table:table-cell table:style-name="ce18" office:value-type="string">
            <text:p>Non ci sono lettori di Smart Card disponibili.</text:p>
            <text:p>Oppure, se collegati,</text:p>
            <text:p>Non contengono dispositivi SSCD leggibili.</text:p>
            <text:p/>
            <text:p>Possibili cause:</text:p>
            <text:p>1) libreria non rilevata o di tipo errato.</text:p>
            <text:p><text:span text:style-name="T3">Potete cambiare la libreria di accesso al </text:span><text:span text:style-name="T3">dispositivo</text:span></text:p>
            <text:p><text:span text:style-name="T3">di firma da:</text:span></text:p>
            <text:p><text:span text:style-name="T3">Strumenti &gt; Opzioni &gt; Firma digitale XadES (IT) &gt;</text:span></text:p>
            <text:p><text:span text:style-name="T3">Secure Signature Creation Device (SSCD)</text:span></text:p>
            <text:p><text:span text:style-name="T3"/></text:p>
            <text:p><text:span text:style-name="T3">2) La libreria impostata non è quella corretta</text:span></text:p>
            <text:p><text:span text:style-name="T3"/></text:p>
            <text:p><text:span text:style-name="T3">3) il dispositivo di firma non è ben inserito nel </text:span><text:span text:style-name="T3">lettore o nella presa USB.</text:span></text:p>
          </table:table-cell>
          <table:table-cell table:number-columns-repeated="1019"/>
        </table:table-row>
        <table:table-row table:style-name="ro14">
          <table:table-cell table:style-name="ce4" table:formula="of:=[.A14]+1" office:value-type="float" office:value="13">
            <text:p>13</text:p>
          </table:table-cell>
          <table:table-cell/>
          <table:table-cell office:value-type="string">
            <text:p>id_no_sscd_lib</text:p>
          </table:table-cell>
          <table:table-cell table:style-name="ce17"/>
          <table:table-cell table:style-name="ce18" office:value-type="string">
            <text:p>La libreria per accedere a SSCD:</text:p>
            <text:p/>
            <text:p><text:span text:style-name="T3">%1$s</text:span></text:p>
            <text:p><text:span text:style-name="T3"/></text:p>
            <text:p><text:span text:style-name="T3">Non è stata trovata.</text:span></text:p>
            <text:p>Oppure rilevati errori nel suo funzionamento.</text:p>
            <text:p/>
            <text:p>Potete cambiare la libreria di accesso al dispositivo</text:p>
            <text:p>di firma da:</text:p>
            <text:p>Strumenti &gt; Opzioni &gt; Firma digitale XadES (IT) &gt;</text:p>
            <text:p>Secure Signature Creation Device (SSCD)</text:p>
          </table:table-cell>
          <table:table-cell table:number-columns-repeated="1019"/>
        </table:table-row>
        <table:table-row table:style-name="ro10">
          <table:table-cell table:style-name="ce4" table:formula="of:=[.A15]+1" office:value-type="float" office:value="14">
            <text:p>14</text:p>
          </table:table-cell>
          <table:table-cell/>
          <table:table-cell office:value-type="string">
            <text:p>id_no_sscd_readers</text:p>
          </table:table-cell>
          <table:table-cell table:style-name="ce17"/>
          <table:table-cell table:style-name="ce18" office:value-type="string">
            <text:p>Non ci sono lettori di Smart Card disponibili.</text:p>
          </table:table-cell>
          <table:table-cell table:number-columns-repeated="1019"/>
        </table:table-row>
        <table:table-row table:style-name="ro15">
          <table:table-cell table:style-name="ce4" table:formula="of:=[.A16]+1" office:value-type="float" office:value="15">
            <text:p>15</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5">
          <table:table-cell table:style-name="ce4" table:formula="of:=[.A17]+1" office:value-type="float" office:value="16">
            <text:p>16</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5">
          <table:table-cell table:style-name="ce4" table:formula="of:=[.A18]+1" office:value-type="float" office:value="17">
            <text:p>17</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e Il certificato sono validi.</text:p>
          </table:table-cell>
          <table:table-cell table:number-columns-repeated="1019"/>
        </table:table-row>
        <table:table-row table:style-name="ro16">
          <table:table-cell table:style-name="ce4" table:formula="of:=[.A19]+1" office:value-type="float" office:value="18">
            <text:p>18</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office:value-type="string">
            <text:p>Firma XAdES (IT): la firma del documento è valida, ma I certificati non sono ancora stati validati.</text:p>
          </table:table-cell>
          <table:table-cell table:number-columns-repeated="1019"/>
        </table:table-row>
        <table:table-row table:style-name="ro17">
          <table:table-cell table:style-name="ce4" table:formula="of:=[.A20]+1" office:value-type="float" office:value="19">
            <text:p>19</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5">
          <table:table-cell table:style-name="ce4" table:formula="of:=[.A21]+1" office:value-type="float" office:value="20">
            <text:p>20</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5">
          <table:table-cell table:style-name="ce4" table:formula="of:=[.A22]+1" office:value-type="float" office:value="21">
            <text:p>21</text:p>
          </table:table-cell>
          <table:table-cell table:style-name="ce13" office:value-type="string">
            <text:p>GlobConstant.SIGNATURESTATE_UNKNOWN</text:p>
          </table:table-cell>
          <table:table-cell office:value-type="string">
            <text:p>id_toolbar_doc_unknown</text:p>
          </table:table-cell>
          <table:table-cell table:style-name="ce17" office:value-type="string">
            <text:p>The document signature status is unknown. The signature should be checked.</text:p>
          </table:table-cell>
          <table:table-cell table:style-name="ce18" office:value-type="string">
            <text:p>Lo stato della firma e del certificato non è conosciuto: sono da validare.</text:p>
          </table:table-cell>
          <table:table-cell table:number-columns-repeated="1019"/>
        </table:table-row>
        <table:table-row table:style-name="ro17">
          <table:table-cell table:style-name="ce4" table:formula="of:=[.A23]+1" office:value-type="float" office:value="22">
            <text:p>22</text:p>
          </table:table-cell>
          <table:table-cell table:style-name="ce13" office:value-type="string">
            <text:p>Credits</text:p>
          </table:table-cell>
          <table:table-cell office:value-type="string">
            <text:p>id_credits</text:p>
          </table:table-cell>
          <table:table-cell table:style-name="ce17" office:value-type="string">
            <text:p>Credits</text:p>
            <text:p>Giuseppe Castagno, developer</text:p>
            <text:p>Roberto Resoli, developer</text:p>
            <text:p/>
          </table:table-cell>
          <table:table-cell table:style-name="ce18" office:value-type="string">
            <text:p>Credits</text:p>
            <text:p>Giuseppe Castagno, developer</text:p>
            <text:p>Roberto Resoli, developer</text:p>
            <text:p/>
          </table:table-cell>
          <table:table-cell table:number-columns-repeated="1019"/>
        </table:table-row>
        <table:table-row table:style-name="ro10">
          <table:table-cell table:style-name="ce4" table:formula="of:=[.A24]+1" office:value-type="float" office:value="23">
            <text:p>23</text:p>
          </table:table-cell>
          <table:table-cell table:style-name="ce14" office:value-type="string">
            <text:p>Display license button</text:p>
          </table:table-cell>
          <table:table-cell table:style-name="ce16" office:value-type="string">
            <text:p>id_show_license</text:p>
          </table:table-cell>
          <table:table-cell table:style-name="ce17" office:value-type="string">
            <text:p>Show license</text:p>
          </table:table-cell>
          <table:table-cell table:style-name="ce25" office:value-type="string">
            <text:p>Mostra licenza</text:p>
          </table:table-cell>
          <table:table-cell table:number-columns-repeated="1019"/>
        </table:table-row>
        <table:table-row table:style-name="ro1">
          <table:table-cell table:style-name="ce4" table:formula="of:=[.A25]+1" office:value-type="float" office:value="24">
            <text:p>24</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f:=[.A26]+1" office:value-type="float" office:value="25">
            <text:p>25</text:p>
          </table:table-cell>
          <table:table-cell office:value-type="string">
            <text:p>Push button on dialog tree of certificates present in docum.</text:p>
          </table:table-cell>
          <table:table-cell office:value-type="string">
            <text:p>id_pb_verif_sign</text:p>
          </table:table-cell>
          <table:table-cell office:value-type="string">
            <text:p>Verify</text:p>
          </table:table-cell>
          <table:table-cell office:value-type="string">
            <text:p>Verifica</text:p>
          </table:table-cell>
          <table:table-cell table:number-columns-repeated="1019"/>
        </table:table-row>
        <table:table-row table:style-name="ro1">
          <table:table-cell table:style-name="ce4" table:formula="of:=[.A27]+1" office:value-type="float" office:value="26">
            <text:p>26</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f:=[.A28]+1" office:value-type="float" office:value="27">
            <text:p>27</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f:=[.A29]+1" office:value-type="float" office:value="28">
            <text:p>28</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f:=[.A30]+1" office:value-type="float" office:value="29">
            <text:p>29</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f:=[.A31]+1" office:value-type="float" office:value="30">
            <text:p>30</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f:=[.A32]+1" office:value-type="float" office:value="31">
            <text:p>31</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f:=[.A33]+1" office:value-type="float" office:value="32">
            <text:p>32</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f:=[.A34]+1" office:value-type="float" office:value="33">
            <text:p>33</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f:=[.A35]+1" office:value-type="float" office:value="34">
            <text:p>34</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f:=[.A36]+1" office:value-type="float" office:value="35">
            <text:p>35</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f:=[.A37]+1" office:value-type="float" office:value="36">
            <text:p>36</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f:=[.A38]+1" office:value-type="float" office:value="37">
            <text:p>37</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f:=[.A39]+1" office:value-type="float" office:value="38">
            <text:p>38</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f:=[.A40]+1" office:value-type="float" office:value="39">
            <text:p>39</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f:=[.A41]+1" office:value-type="float" office:value="40">
            <text:p>40</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f:=[.A42]+1" office:value-type="float" office:value="41">
            <text:p>41</text:p>
          </table:table-cell>
          <table:table-cell table:style-name="ce15" office:value-type="string">
            <text:p>start from here, state of the signature on doc. Descriptive string</text:p>
          </table:table-cell>
          <table:table-cell table:style-name="ce15" office:value-type="string">
            <text:p>err_txt_sig_ok</text:p>
          </table:table-cell>
          <table:table-cell table:style-name="ce19" office:value-type="string">
            <text:p>rValid signature</text:p>
          </table:table-cell>
          <table:table-cell table:style-name="ce19" office:value-type="string">
            <text:p>rFirma valida</text:p>
          </table:table-cell>
          <table:table-cell table:style-name="ce19"/>
          <table:table-cell table:style-name="ce15" table:number-columns-repeated="1018"/>
        </table:table-row>
        <table:table-row table:style-name="ro1">
          <table:table-cell table:style-name="ce4" table:formula="of:=[.A43]+1" office:value-type="float" office:value="42">
            <text:p>42</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f:=[.A44]+1" office:value-type="float" office:value="43">
            <text:p>43</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f:=[.A45]+1" office:value-type="float" office:value="44">
            <text:p>44</text:p>
          </table:table-cell>
          <table:table-cell table:style-name="ce15" office:value-type="string">
            <text:p>Certificate state descriptive strings</text:p>
          </table:table-cell>
          <table:table-cell table:style-name="ce15" office:value-type="string">
            <text:p>err_txt_cert_ok</text:p>
          </table:table-cell>
          <table:table-cell table:style-name="ce19" office:value-type="string">
            <text:p>rCertificate valid</text:p>
          </table:table-cell>
          <table:table-cell table:style-name="ce19" office:value-type="string">
            <text:p>rCertificato valido</text:p>
          </table:table-cell>
          <table:table-cell table:style-name="ce19"/>
          <table:table-cell table:style-name="ce15" table:number-columns-repeated="1018"/>
        </table:table-row>
        <table:table-row table:style-name="ro1">
          <table:table-cell table:style-name="ce4" table:formula="of:=[.A46]+1" office:value-type="float" office:value="45">
            <text:p>45</text:p>
          </table:table-cell>
          <table:table-cell/>
          <table:table-cell office:value-type="string">
            <text:p>err_txt_cert_exp</text:p>
          </table:table-cell>
          <table:table-cell office:value-type="string">
            <text:p>eCertificate expired</text:p>
          </table:table-cell>
          <table:table-cell table:style-name="ce26" office:value-type="string">
            <text:p>eCertificato scaduto</text:p>
          </table:table-cell>
          <table:table-cell table:number-columns-repeated="1019"/>
        </table:table-row>
        <table:table-row table:style-name="ro1">
          <table:table-cell table:style-name="ce4" table:formula="of:=[.A47]+1" office:value-type="float" office:value="46">
            <text:p>46</text:p>
          </table:table-cell>
          <table:table-cell/>
          <table:table-cell office:value-type="string">
            <text:p>err_txt_cert_rev</text:p>
          </table:table-cell>
          <table:table-cell office:value-type="string">
            <text:p>eCertificate revoked</text:p>
          </table:table-cell>
          <table:table-cell table:style-name="ce27" office:value-type="string">
            <text:p>eCertificato revocato</text:p>
          </table:table-cell>
          <table:table-cell table:number-columns-repeated="1019"/>
        </table:table-row>
        <table:table-row table:style-name="ro1">
          <table:table-cell table:style-name="ce4" table:formula="of:=[.A48]+1" office:value-type="float" office:value="47">
            <text:p>47</text:p>
          </table:table-cell>
          <table:table-cell/>
          <table:table-cell office:value-type="string">
            <text:p>err_txt_cert_noact</text:p>
          </table:table-cell>
          <table:table-cell office:value-type="string">
            <text:p>eCertificate not yet active</text:p>
          </table:table-cell>
          <table:table-cell table:style-name="ce27" office:value-type="string">
            <text:p>eCertificato non attivo</text:p>
          </table:table-cell>
          <table:table-cell table:number-columns-repeated="1019"/>
        </table:table-row>
        <table:table-row table:style-name="ro1">
          <table:table-cell table:style-name="ce4" table:formula="of:=[.A49]+1" office:value-type="float" office:value="48">
            <text:p>48</text:p>
          </table:table-cell>
          <table:table-cell/>
          <table:table-cell office:value-type="string">
            <text:p>err_txt_cert_suspen</text:p>
          </table:table-cell>
          <table:table-cell office:value-type="string">
            <text:p>eCertificate suspended</text:p>
          </table:table-cell>
          <table:table-cell table:style-name="ce27" office:value-type="string">
            <text:p>eCertificato sospeso</text:p>
          </table:table-cell>
          <table:table-cell table:number-columns-repeated="1019"/>
        </table:table-row>
        <table:table-row table:style-name="ro1">
          <table:table-cell table:style-name="ce4" table:formula="of:=[.A50]+1" office:value-type="float" office:value="49">
            <text:p>49</text:p>
          </table:table-cell>
          <table:table-cell/>
          <table:table-cell office:value-type="string">
            <text:p>err_txt_cert_noconf</text:p>
          </table:table-cell>
          <table:table-cell office:value-type="string">
            <text:p>eCertificate non consistent (see 'Report')</text:p>
          </table:table-cell>
          <table:table-cell table:style-name="ce27" office:value-type="string">
            <text:p>eCertificato non conforme (vedere 'Rapporto')</text:p>
          </table:table-cell>
          <table:table-cell table:number-columns-repeated="1019"/>
        </table:table-row>
        <table:table-row table:style-name="ro1">
          <table:table-cell table:style-name="ce4" table:formula="of:=[.A51]+1" office:value-type="float" office:value="50">
            <text:p>50</text:p>
          </table:table-cell>
          <table:table-cell/>
          <table:table-cell office:value-type="string">
            <text:p>err_txt_cert_nover</text:p>
          </table:table-cell>
          <table:table-cell office:value-type="string">
            <text:p>eCertificate not verifiable</text:p>
          </table:table-cell>
          <table:table-cell table:style-name="ce27" office:value-type="string">
            <text:p>eCertificato non verificabile</text:p>
          </table:table-cell>
          <table:table-cell table:number-columns-repeated="1019"/>
        </table:table-row>
        <table:table-row table:style-name="ro1">
          <table:table-cell table:style-name="ce4" table:formula="of:=[.A52]+1" office:value-type="float" office:value="51">
            <text:p>51</text:p>
          </table:table-cell>
          <table:table-cell/>
          <table:table-cell office:value-type="string">
            <text:p>err_txt_cert_no_read</text:p>
          </table:table-cell>
          <table:table-cell office:value-type="string">
            <text:p>eUnreadable certificate</text:p>
          </table:table-cell>
          <table:table-cell table:style-name="ce27" office:value-type="string">
            <text:p>eCertificato illeggibile</text:p>
          </table:table-cell>
          <table:table-cell table:number-columns-repeated="1019"/>
        </table:table-row>
        <table:table-row table:style-name="ro1">
          <table:table-cell table:style-name="ce4" table:formula="of:=[.A53]+1" office:value-type="float" office:value="52">
            <text:p>52</text:p>
          </table:table-cell>
          <table:table-cell/>
          <table:table-cell office:value-type="string">
            <text:p>err_txt_cert_ko_core</text:p>
          </table:table-cell>
          <table:table-cell office:value-type="string">
            <text:p>eUnreadable core certificate elements</text:p>
          </table:table-cell>
          <table:table-cell table:style-name="ce27" office:value-type="string">
            <text:p>eElementi base del certificato non validi</text:p>
          </table:table-cell>
          <table:table-cell table:number-columns-repeated="1019"/>
        </table:table-row>
        <table:table-row table:style-name="ro1">
          <table:table-cell table:style-name="ce4" table:formula="of:=[.A54]+1" office:value-type="float" office:value="53">
            <text:p>53</text:p>
          </table:table-cell>
          <table:table-cell/>
          <table:table-cell office:value-type="string">
            <text:p>err_txt_cert_ko_extension</text:p>
          </table:table-cell>
          <table:table-cell office:value-type="string">
            <text:p>eCertificate extension faulty</text:p>
          </table:table-cell>
          <table:table-cell table:style-name="ce27" office:value-type="string">
            <text:p>eEstensione del certificato errata</text:p>
          </table:table-cell>
          <table:table-cell table:number-columns-repeated="1019"/>
        </table:table-row>
        <table:table-row table:style-name="ro1">
          <table:table-cell table:style-name="ce4" table:formula="of:=[.A55]+1" office:value-type="float" office:value="54">
            <text:p>54</text:p>
          </table:table-cell>
          <table:table-cell/>
          <table:table-cell office:value-type="string">
            <text:p>err_txt_cert_miss_ext</text:p>
          </table:table-cell>
          <table:table-cell office:value-type="string">
            <text:p>eMissing certificate extension</text:p>
          </table:table-cell>
          <table:table-cell table:style-name="ce27" office:value-type="string">
            <text:p>eAl certificato manca un'estensione</text:p>
          </table:table-cell>
          <table:table-cell table:number-columns-repeated="1019"/>
        </table:table-row>
        <table:table-row table:style-name="ro1">
          <table:table-cell table:style-name="ce4" table:formula="of:=[.A56]+1" office:value-type="float" office:value="55">
            <text:p>55</text:p>
          </table:table-cell>
          <table:table-cell/>
          <table:table-cell office:value-type="string">
            <text:p>err_txt_cert_noyver</text:p>
          </table:table-cell>
          <table:table-cell office:value-type="string">
            <text:p>eCertificate not yet verified</text:p>
          </table:table-cell>
          <table:table-cell table:style-name="ce27" office:value-type="string">
            <text:p>eCertificato non ancora verificato</text:p>
          </table:table-cell>
          <table:table-cell table:number-columns-repeated="1019"/>
        </table:table-row>
        <table:table-row table:style-name="ro1">
          <table:table-cell table:style-name="ce4" table:formula="of:=[.A57]+1" office:value-type="float" office:value="56">
            <text:p>56</text:p>
          </table:table-cell>
          <table:table-cell table:style-name="ce15" office:value-type="string">
            <text:p>document state</text:p>
          </table:table-cell>
          <table:table-cell table:style-name="ce15" office:value-type="string">
            <text:p>err_txt_docu_ok</text:p>
          </table:table-cell>
          <table:table-cell table:style-name="ce19"/>
          <table:table-cell table:style-name="ce15" office:value-type="string">
            <text:p>rIl documento non è modificato </text:p>
          </table:table-cell>
          <table:table-cell table:style-name="ce19"/>
          <table:table-cell table:style-name="ce15" table:number-columns-repeated="1018"/>
        </table:table-row>
        <table:table-row table:style-name="ro1">
          <table:table-cell table:style-name="ce4" table:formula="of:=[.A58]+1" office:value-type="float" office:value="57">
            <text:p>57</text:p>
          </table:table-cell>
          <table:table-cell/>
          <table:table-cell office:value-type="string">
            <text:p>err_txt_docu_mod</text:p>
          </table:table-cell>
          <table:table-cell/>
          <table:table-cell table:style-name="ce27" office:value-type="string">
            <text:p>eIl documento è modificato (vedere 'Rapporto')</text:p>
          </table:table-cell>
          <table:table-cell table:number-columns-repeated="1019"/>
        </table:table-row>
        <table:table-row table:style-name="ro1">
          <table:table-cell table:style-name="ce4" table:formula="of:=[.A59]+1" office:value-type="float" office:value="58">
            <text:p>58</text:p>
          </table:table-cell>
          <table:table-cell/>
          <table:table-cell office:value-type="string">
            <text:p>err_txt_docu_nover</text:p>
          </table:table-cell>
          <table:table-cell office:value-type="string">
            <text:p>wDocument not controlled</text:p>
          </table:table-cell>
          <table:table-cell table:style-name="ce26" office:value-type="string">
            <text:p>wDocumento non controllato (opzioni, usate 'Verifica')</text:p>
          </table:table-cell>
          <table:table-cell table:number-columns-repeated="1019"/>
        </table:table-row>
        <table:table-row table:style-name="ro1">
          <table:table-cell table:style-name="ce4" table:formula="of:=[.A60]+1" office:value-type="float" office:value="59">
            <text:p>59</text:p>
          </table:table-cell>
          <table:table-cell table:style-name="ce15"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26" office:value-type="string">
            <text:p>eLo stato di revoca non è ancora stato verificato</text:p>
          </table:table-cell>
          <table:table-cell table:style-name="ce19"/>
          <table:table-cell table:style-name="ce15" table:number-columns-repeated="1018"/>
        </table:table-row>
        <table:table-row table:style-name="ro1">
          <table:table-cell table:style-name="ce4" table:formula="of:=[.A61]+1" office:value-type="float" office:value="60">
            <text:p>60</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26" office:value-type="string">
            <text:p>rLo stato di revoca è stato verificato</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revocation_control_not_enabled</text:p>
          </table:table-cell>
          <table:table-cell office:value-type="string">
            <text:p>wThe certificate revocation state control is not enabled</text:p>
          </table:table-cell>
          <table:table-cell table:style-name="ce27" office:value-type="string">
            <text:p>wIl controllo dello stato di revoca non è abilitato</text:p>
          </table:table-cell>
          <table:table-cell table:number-columns-repeated="1019"/>
        </table:table-row>
        <table:table-row table:style-name="ro1">
          <table:table-cell table:style-name="ce4" table:formula="of:=[.A61]+1" office:value-type="float" office:value="60">
            <text:p>60</text:p>
          </table:table-cell>
          <table:table-cell/>
          <table:table-cell office:value-type="string">
            <text:p>crl_cannot_be_accessed</text:p>
          </table:table-cell>
          <table:table-cell table:style-name="Default" office:value-type="string">
            <text:p>eCRL cannot be accessed/verified (CA state ?)</text:p>
          </table:table-cell>
          <table:table-cell table:style-name="ce27" office:value-type="string">
            <text:p>eLa CRL non è accessibile/verificabile (stato CA?)</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crl_cannot_be_verified</text:p>
          </table:table-cell>
          <table:table-cell office:value-type="string">
            <text:p>eCRL cannot be verified</text:p>
          </table:table-cell>
          <table:table-cell table:style-name="ce27" office:value-type="string">
            <text:p>eNon è possibile verificare la CRL</text:p>
          </table:table-cell>
          <table:table-cell table:number-columns-repeated="1019"/>
        </table:table-row>
        <table:table-row table:style-name="ro1">
          <table:table-cell table:style-name="ce4" table:formula="of:=[.A63]+1" office:value-type="float" office:value="62">
            <text:p>62</text:p>
          </table:table-cell>
          <table:table-cell/>
          <table:table-cell office:value-type="string">
            <text:p>ocsp_cannot_be_accessed</text:p>
          </table:table-cell>
          <table:table-cell table:style-name="ce20" office:value-type="string">
            <text:p>eOCSP server cannot be accessed</text:p>
          </table:table-cell>
          <table:table-cell table:style-name="ce27" office:value-type="string">
            <text:p>eIl server OCSP non è accessibile</text:p>
          </table:table-cell>
          <table:table-cell table:number-columns-repeated="1019"/>
        </table:table-row>
        <table:table-row table:style-name="ro1">
          <table:table-cell table:style-name="ce4" table:formula="of:=[.A64]+1" office:value-type="float" office:value="61">
            <text:p>61</text:p>
          </table:table-cell>
          <table:table-cell/>
          <table:table-cell office:value-type="string">
            <text:p>inet_access_not_enabled</text:p>
          </table:table-cell>
          <table:table-cell table:style-name="Default" office:value-type="string">
            <text:p>wInternet access is not enabled</text:p>
          </table:table-cell>
          <table:table-cell table:style-name="ce27" office:value-type="string">
            <text:p>wL'accesso a Internet non è abilitato</text:p>
          </table:table-cell>
          <table:table-cell table:number-columns-repeated="1019"/>
        </table:table-row>
        <table:table-row table:style-name="ro1">
          <table:table-cell table:style-name="ce4" table:formula="of:=[.A67]+1" office:value-type="float" office:value="62">
            <text:p>62</text:p>
          </table:table-cell>
          <table:table-cell/>
          <table:table-cell office:value-type="string">
            <text:p>inet_access_error</text:p>
          </table:table-cell>
          <table:table-cell table:style-name="Default" office:value-type="string">
            <text:p>eInternet cannot be accessed (error).</text:p>
          </table:table-cell>
          <table:table-cell table:style-name="ce27" office:value-type="string">
            <text:p>eNon è possibile accedere a Internet</text:p>
          </table:table-cell>
          <table:table-cell table:number-columns-repeated="1019"/>
        </table:table-row>
        <table:table-row table:style-name="ro1">
          <table:table-cell table:style-name="ce4" table:formula="of:=[.A68]+1" office:value-type="float" office:value="63">
            <text:p>63</text:p>
          </table:table-cell>
          <table:table-cell table:style-name="ce15" office:value-type="string">
            <text:p>The intermediate titles</text:p>
          </table:table-cell>
          <table:table-cell table:style-name="ce15" office:value-type="string">
            <text:p>cert_title_issuer</text:p>
          </table:table-cell>
          <table:table-cell table:style-name="ce19" office:value-type="string">
            <text:p>iIssued by:</text:p>
          </table:table-cell>
          <table:table-cell table:style-name="ce19" office:value-type="string">
            <text:p>iRilasciato da:</text:p>
          </table:table-cell>
          <table:table-cell table:style-name="ce19"/>
          <table:table-cell table:style-name="ce15" table:number-columns-repeated="1018"/>
        </table:table-row>
        <table:table-row table:style-name="ro1">
          <table:table-cell table:style-name="ce4" table:formula="of:=[.A69]+1" office:value-type="float" office:value="64">
            <text:p>64</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f:=[.A70]+1" office:value-type="float" office:value="65">
            <text:p>65</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f:=[.A71]+1" office:value-type="float" office:value="66">
            <text:p>66</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f:=[.A72]+1" office:value-type="float" office:value="67">
            <text:p>67</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f:=[.A73]+1" office:value-type="float" office:value="68">
            <text:p>68</text:p>
          </table:table-cell>
          <table:table-cell table:style-name="ce15" office:value-type="string">
            <text:p>Time stamping types</text:p>
          </table:table-cell>
          <table:table-cell table:style-name="ce15" office:value-type="string">
            <text:p>sign_txt_l1_temp_cert</text:p>
          </table:table-cell>
          <table:table-cell table:style-name="ce19"/>
          <table:table-cell table:style-name="ce15" office:value-type="string">
            <text:p>rL'ora è stata acquisita da un server di</text:p>
          </table:table-cell>
          <table:table-cell table:style-name="ce19"/>
          <table:table-cell table:style-name="ce15" table:number-columns-repeated="1018"/>
        </table:table-row>
        <table:table-row table:style-name="ro1">
          <table:table-cell table:style-name="ce4" table:formula="of:=[.A74]+1" office:value-type="float" office:value="69">
            <text:p>69</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f:=[.A75]+1" office:value-type="float" office:value="70">
            <text:p>70</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f:=[.A76]+1" office:value-type="float" office:value="71">
            <text:p>71</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f:=[.A77]+1" office:value-type="float" office:value="72">
            <text:p>72</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f:=[.A78]+1" office:value-type="float" office:value="73">
            <text:p>73</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f:=[.A79]+1" office:value-type="float" office:value="74">
            <text:p>74</text:p>
          </table:table-cell>
          <table:table-cell table:style-name="ce15"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5" office:value-type="string">
            <text:p>eCA ancora da controllare</text:p>
          </table:table-cell>
          <table:table-cell table:style-name="ce19"/>
          <table:table-cell table:style-name="ce15" table:number-columns-repeated="1018"/>
        </table:table-row>
        <table:table-row table:style-name="ro1">
          <table:table-cell table:style-name="ce4" table:formula="of:=[.A80]+1" office:value-type="float" office:value="75">
            <text:p>75</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27" office:value-type="string">
            <text:p>eLo stato della CA non è verificabile</text:p>
          </table:table-cell>
          <table:table-cell table:number-columns-repeated="1019"/>
        </table:table-row>
        <table:table-row table:style-name="ro1">
          <table:table-cell table:style-name="ce4" table:formula="of:=[.A81]+1" office:value-type="float" office:value="76">
            <text:p>76</text:p>
          </table:table-cell>
          <table:table-cell/>
          <table:table-cell office:value-type="string">
            <text:p>ca_not_trusted</text:p>
          </table:table-cell>
          <table:table-cell table:style-name="Default" office:value-type="string">
            <text:p>eCertification Authority not trusted.</text:p>
          </table:table-cell>
          <table:table-cell table:style-name="ce27" office:value-type="string">
            <text:p>eCA NON accreditata</text:p>
          </table:table-cell>
          <table:table-cell table:number-columns-repeated="1019"/>
        </table:table-row>
        <table:table-row table:style-name="ro1">
          <table:table-cell table:style-name="ce4" table:formula="of:=[.A82]+1" office:value-type="float" office:value="77">
            <text:p>77</text:p>
          </table:table-cell>
          <table:table-cell/>
          <table:table-cell office:value-type="string">
            <text:p>ca_trusted</text:p>
          </table:table-cell>
          <table:table-cell table:style-name="Default" office:value-type="string">
            <text:p>rCertification Authority trusted.</text:p>
          </table:table-cell>
          <table:table-cell table:style-name="ce27" office:value-type="string">
            <text:p>rCA accreditata</text:p>
          </table:table-cell>
          <table:table-cell table:number-columns-repeated="1019"/>
        </table:table-row>
        <table:table-row table:style-name="ro1">
          <table:table-cell table:style-name="ce4" table:formula="of:=[.A83]+1" office:value-type="float" office:value="78">
            <text:p>78</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27" office:value-type="string">
            <text:p>eCA accreditata, ma con problemi (vedi certificato CA)</text:p>
          </table:table-cell>
          <table:table-cell table:number-columns-repeated="1019"/>
        </table:table-row>
        <table:table-row table:style-name="ro1">
          <table:table-cell table:style-name="ce4" table:formula="of:=[.A84]+1" office:value-type="float" office:value="79">
            <text:p>79</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27" office:value-type="string">
            <text:p>wL'impronta del DB CA non è stata verificata</text:p>
          </table:table-cell>
          <table:table-cell table:number-columns-repeated="1019"/>
        </table:table-row>
        <table:table-row table:style-name="ro1">
          <table:table-cell table:style-name="ce4" table:formula="of:=[.A85]+1" office:value-type="float" office:value="80">
            <text:p>80</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27" office:value-type="string">
            <text:p>eCertificato CA non conforme (vedi certificato CA)</text:p>
          </table:table-cell>
          <table:table-cell table:number-columns-repeated="1019"/>
        </table:table-row>
        <table:table-row table:style-name="ro1">
          <table:table-cell table:style-name="ce4" table:formula="of:=[.A86]+1" office:value-type="float" office:value="81">
            <text:p>81</text:p>
          </table:table-cell>
          <table:table-cell/>
          <table:table-cell office:value-type="string">
            <text:p>ca_list_db_missing</text:p>
          </table:table-cell>
          <table:table-cell table:style-name="Default" office:value-type="string">
            <text:p>eThe root certificate database is missing</text:p>
          </table:table-cell>
          <table:table-cell table:style-name="ce27" office:value-type="string">
            <text:p>eIl data base CA manca.</text:p>
          </table:table-cell>
          <table:table-cell table:number-columns-repeated="1019"/>
        </table:table-row>
        <table:table-row table:style-name="ro1">
          <table:table-cell table:style-name="ce4" table:formula="of:=[.A87]+1" office:value-type="float" office:value="82">
            <text:p>82</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f:=[.A87]+1" office:value-type="float" office:value="82">
            <text:p>82</text:p>
          </table:table-cell>
          <table:table-cell office:value-type="string">
            <text:p>Document signature state</text:p>
          </table:table-cell>
          <table:table-cell office:value-type="string">
            <text:p>err_txt_sign_ok</text:p>
          </table:table-cell>
          <table:table-cell/>
          <table:table-cell table:style-name="ce27" office:value-type="string">
            <text:p>rFirma valida</text:p>
          </table:table-cell>
          <table:table-cell table:number-columns-repeated="1019"/>
        </table:table-row>
        <table:table-row table:style-name="ro1">
          <table:table-cell table:style-name="ce4" table:formula="of:=[.A89]+1" office:value-type="float" office:value="83">
            <text:p>83</text:p>
          </table:table-cell>
          <table:table-cell/>
          <table:table-cell office:value-type="string">
            <text:p>err_txt_sign_not_val</text:p>
          </table:table-cell>
          <table:table-cell/>
          <table:table-cell table:style-name="ce27" office:value-type="string">
            <text:p>eFirma NON valida</text:p>
          </table:table-cell>
          <table:table-cell table:number-columns-repeated="1019"/>
        </table:table-row>
        <table:table-row table:style-name="ro1">
          <table:table-cell table:style-name="ce4" table:formula="of:=[.A90]+1" office:value-type="float" office:value="84">
            <text:p>84</text:p>
          </table:table-cell>
          <table:table-cell/>
          <table:table-cell office:value-type="string">
            <text:p>err_txt_sign_to_ver</text:p>
          </table:table-cell>
          <table:table-cell/>
          <table:table-cell table:style-name="ce27" office:value-type="string">
            <text:p>wFirma da verificare (usate 'Verifica')</text:p>
          </table:table-cell>
          <table:table-cell table:number-columns-repeated="1019"/>
        </table:table-row>
        <table:table-row table:style-name="ro1">
          <table:table-cell table:style-name="ce4" table:formula="of:=[.A91]+1" office:value-type="float" office:value="85">
            <text:p>85</text:p>
          </table:table-cell>
          <table:table-cell/>
          <table:table-cell office:value-type="string">
            <text:p>err_txt_docum_ok</text:p>
          </table:table-cell>
          <table:table-cell/>
          <table:table-cell table:style-name="ce27" office:value-type="string">
            <text:p>rIl documento non è modificato</text:p>
          </table:table-cell>
          <table:table-cell table:number-columns-repeated="1019"/>
        </table:table-row>
        <table:table-row table:style-name="ro1">
          <table:table-cell table:style-name="ce4" table:formula="of:=[.A92]+1" office:value-type="float" office:value="86">
            <text:p>86</text:p>
          </table:table-cell>
          <table:table-cell/>
          <table:table-cell office:value-type="string">
            <text:p>err_txt_docum_mod</text:p>
          </table:table-cell>
          <table:table-cell/>
          <table:table-cell table:style-name="ce27" office:value-type="string">
            <text:p>eIl documento è modificato (usate 'Rapporto')</text:p>
          </table:table-cell>
          <table:table-cell table:number-columns-repeated="1019"/>
        </table:table-row>
        <table:table-row table:style-name="ro1">
          <table:table-cell table:style-name="ce4" table:formula="of:=[.A93]+1" office:value-type="float" office:value="87">
            <text:p>87</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f:=[.A94]+1" office:value-type="float" office:value="88">
            <text:p>88</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f:=[.A95]+1" office:value-type="float" office:value="89">
            <text:p>89</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f:=[.A96]+1" office:value-type="float" office:value="90">
            <text:p>90</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f:=[.A97]+1" office:value-type="float" office:value="91">
            <text:p>91</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f:=[.A98]+1" office:value-type="float" office:value="92">
            <text:p>92</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8">
          <table:table-cell table:style-name="ce4" table:formula="of:=[.A99]+1" office:value-type="float" office:value="93">
            <text:p>93</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9">
          <table:table-cell table:style-name="ce4" table:formula="of:=[.A100]+1" office:value-type="float" office:value="94">
            <text:p>94</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10">
          <table:table-cell table:style-name="ce4" table:formula="of:=[.A101]+1" office:value-type="float" office:value="95">
            <text:p>95</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10">
          <table:table-cell table:style-name="ce4" table:formula="of:=[.A102]+1" office:value-type="float" office:value="96">
            <text:p>96</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10">
          <table:table-cell table:style-name="ce4" table:formula="of:=[.A103]+1" office:value-type="float" office:value="97">
            <text:p>97</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10">
          <table:table-cell table:style-name="ce4" table:formula="of:=[.A104]+1" office:value-type="float" office:value="98">
            <text:p>98</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20">
          <table:table-cell table:style-name="ce4" table:formula="of:=[.A105]+1" office:value-type="float" office:value="99">
            <text:p>99</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21">
          <table:table-cell table:style-name="ce4" table:formula="of:=[.A106]+1" office:value-type="float" office:value="100">
            <text:p>100</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f:=[.A107]+1" office:value-type="float" office:value="101">
            <text:p>101</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f:=[.A108]+1" office:value-type="float" office:value="102">
            <text:p>102</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f:=[.A109]+1" office:value-type="float" office:value="103">
            <text:p>103</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f:=[.A110]+1" office:value-type="float" office:value="104">
            <text:p>104</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f:=[.A111]+1" office:value-type="float" office:value="105">
            <text:p>105</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f:=[.A112]+1" office:value-type="float" office:value="106">
            <text:p>106</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f:=[.A113]+1" office:value-type="float" office:value="107">
            <text:p>107</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f:=[.A114]+1" office:value-type="float" office:value="108">
            <text:p>108</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f:=[.A115]+1" office:value-type="float" office:value="109">
            <text:p>109</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f:=[.A116]+1" office:value-type="float" office:value="110">
            <text:p>110</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f:=[.A117]+1" office:value-type="float" office:value="111">
            <text:p>111</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f:=[.A118]+1" office:value-type="float" office:value="112">
            <text:p>112</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f:=[.A119]+1" office:value-type="float" office:value="113">
            <text:p>113</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f:=[.A120]+1" office:value-type="float" office:value="114">
            <text:p>114</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f:=[.A121]+1" office:value-type="float" office:value="115">
            <text:p>115</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f:=[.A122]+1" office:value-type="float" office:value="116">
            <text:p>116</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f:=[.A123]+1" office:value-type="float" office:value="117">
            <text:p>117</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f:=[.A124]+1" office:value-type="float" office:value="118">
            <text:p>118</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f:=[.A125]+1" office:value-type="float" office:value="119">
            <text:p>119</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f:=[.A126]+1" office:value-type="float" office:value="120">
            <text:p>120</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f:=[.A127]+1" office:value-type="float" office:value="121">
            <text:p>121</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f:=[.A128]+1" office:value-type="float" office:value="122">
            <text:p>122</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f:=[.A129]+1" office:value-type="float" office:value="123">
            <text:p>123</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f:=[.A130]+1" office:value-type="float" office:value="124">
            <text:p>124</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f:=[.A131]+1" office:value-type="float" office:value="125">
            <text:p>125</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f:=[.A132]+1" office:value-type="float" office:value="126">
            <text:p>126</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f:=[.A133]+1" office:value-type="float" office:value="127">
            <text:p>127</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f:=[.A134]+1" office:value-type="float" office:value="128">
            <text:p>128</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f:=[.A135]+1" office:value-type="float" office:value="129">
            <text:p>129</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f:=[.A136]+1" office:value-type="float" office:value="130">
            <text:p>130</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f:=[.A137]+1" office:value-type="float" office:value="131">
            <text:p>131</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f:=[.A138]+1" office:value-type="float" office:value="132">
            <text:p>132</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f:=[.A139]+1" office:value-type="float" office:value="133">
            <text:p>133</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f:=[.A140]+1" office:value-type="float" office:value="134">
            <text:p>134</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f:=[.A141]+1" office:value-type="float" office:value="135">
            <text:p>135</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f:=[.A142]+1" office:value-type="float" office:value="136">
            <text:p>136</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f:=[.A143]+1" office:value-type="float" office:value="137">
            <text:p>137</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f:=[.A144]+1" office:value-type="float" office:value="138">
            <text:p>138</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f:=[.A145]+1" office:value-type="float" office:value="139">
            <text:p>139</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f:=[.A146]+1" office:value-type="float" office:value="140">
            <text:p>140</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f:=[.A147]+1" office:value-type="float" office:value="141">
            <text:p>141</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f:=[.A148]+1" office:value-type="float" office:value="142">
            <text:p>142</text:p>
          </table:table-cell>
          <table:table-cell/>
          <table:table-cell office:value-type="string">
            <text:p>1.3.6.1.5.5.7.1.3</text:p>
          </table:table-cell>
          <table:table-cell office:value-type="string">
            <text:p>QCStatements</text:p>
          </table:table-cell>
          <table:table-cell office:value-type="string">
            <text:p>QCStatements</text:p>
          </table:table-cell>
          <table:table-cell table:number-columns-repeated="1019"/>
        </table:table-row>
        <table:table-row table:style-name="ro1">
          <table:table-cell table:style-name="ce4" table:formula="of:=[.A149]+1" office:value-type="float" office:value="143">
            <text:p>143</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f:=[.A150]+1" office:value-type="float" office:value="144">
            <text:p>144</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f:=[.A151]+1" office:value-type="float" office:value="145">
            <text:p>145</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22">
          <table:table-cell table:style-name="ce4" table:formula="of:=[.A152]+1" office:value-type="float" office:value="146">
            <text:p>146</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20"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23">
          <table:table-cell table:style-name="ce4" table:formula="of:=[.A153]+1" office:value-type="float" office:value="147">
            <text:p>147</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24">
          <table:table-cell table:style-name="ce4" table:formula="of:=[.A154]+1" office:value-type="float" office:value="148">
            <text:p>148</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5">
          <table:table-cell table:style-name="ce4" table:formula="of:=[.A155]+1" office:value-type="float" office:value="149">
            <text:p>149</text:p>
          </table:table-cell>
          <table:table-cell/>
          <table:table-cell office:value-type="string">
            <text:p>id_root_verify_message</text:p>
          </table:table-cell>
          <table:table-cell/>
          <table:table-cell office:value-type="string">
            <text:p>Elenco CA firmato in data: %1$s</text:p>
            <text:p/>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16/06/2010 il documento contenente il codice e' l'avviso CNIPA 23 luglio 2009, pubblicato nella G.U. del 27 maggio 2010, n.122:</text:p>
            <text:p>http://gazzette.comune.jesi.an.it/2010/122/2.htm</text:p>
            <text:p/>
            <text:p>IL CODICE CORRISPONDE?</text:p>
            <text:p/>
            <text:p>%2$s</text:p>
            <text:p/>
            <text:p>Impronta del Presidente CNIPA, ottenuta utilizzando l'algoritmo ISO/IEC 10118-3: 1998 Dedicated Hash-Function 3, corrispondente alla funzione SHA-1.</text:p>
          </table:table-cell>
          <table:table-cell table:number-columns-repeated="1019"/>
        </table:table-row>
        <table:table-row table:style-name="ro26">
          <table:table-cell table:style-name="ce4" table:formula="of:=[.A156]+1" office:value-type="float" office:value="150">
            <text:p>150</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f:=[.A157]+1" office:value-type="float" office:value="151">
            <text:p>151</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f:=[.A158]+1" office:value-type="float" office:value="152">
            <text:p>152</text:p>
          </table:table-cell>
          <table:table-cell/>
          <table:table-cell office:value-type="string">
            <text:p>id_mex_err_only_num</text:p>
          </table:table-cell>
          <table:table-cell office:value-type="string">
            <text:p>Only number allowed !</text:p>
          </table:table-cell>
          <table:table-cell table:style-name="ce28" office:value-type="string">
            <text:p>Sono permessi solo i caratteri numerici !</text:p>
          </table:table-cell>
          <table:table-cell table:number-columns-repeated="1019"/>
        </table:table-row>
        <table:table-row table:style-name="ro1">
          <table:table-cell table:style-name="ce4" table:formula="of:=[.A159]+1" office:value-type="float" office:value="153">
            <text:p>153</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27">
          <table:table-cell table:style-name="ce4" table:formula="of:=[.A160]+1" office:value-type="float" office:value="154">
            <text:p>154</text:p>
          </table:table-cell>
          <table:table-cell/>
          <table:table-cell office:value-type="string">
            <text:p>id_mex_pin_token</text:p>
          </table:table-cell>
          <table:table-cell/>
          <table:table-cell office:value-type="string">
            <text:p>Ora della firma in tempo UTC (comparirà tra i </text:p>
            <text:p>dati firmati):</text:p>
            <text:p/>
            <text:p>%1$s </text:p>
            <text:p/>
            <text:p>Se non desiderate firmare, premete 'Annulla'</text:p>
            <text:p/>
            <text:p>Per confermare la firma, inserite il PIN per il</text:p>
            <text:p>seguente dispositivo (SSCD) </text:p>
            <text:p>costruttore: %2$s</text:p>
            <text:p>modello: %3$s</text:p>
            <text:p>numero di serie: %4$s</text:p>
            <text:p>massima lunghezza PIN: %5$d caratteri</text:p>
            <text:p>premete 'Ok' per firmare.</text:p>
          </table:table-cell>
          <table:table-cell table:number-columns-repeated="1019"/>
        </table:table-row>
        <table:table-row table:style-name="ro28">
          <table:table-cell table:style-name="ce4" table:formula="of:=[.A161]+1" office:value-type="float" office:value="155">
            <text:p>155</text:p>
          </table:table-cell>
          <table:table-cell/>
          <table:table-cell office:value-type="string">
            <text:p>id_mex_max_pin_len</text:p>
          </table:table-cell>
          <table:table-cell/>
          <table:table-cell office:value-type="string">
            <text:p>Massima lunghezza per il PIN superata.</text:p>
            <text:p>Sono ammessi fino a un massimo di %1d caratteri.</text:p>
          </table:table-cell>
          <table:table-cell table:number-columns-repeated="1019"/>
        </table:table-row>
        <table:table-row table:style-name="ro29">
          <table:table-cell table:style-name="ce4" table:formula="of:=[.A162]+1" office:value-type="float" office:value="156">
            <text:p>156</text:p>
          </table:table-cell>
          <table:table-cell/>
          <table:table-cell office:value-type="string">
            <text:p>id_mex_sign_no_token</text:p>
          </table:table-cell>
          <table:table-cell/>
          <table:table-cell office:value-type="string">
            <text:p>Ci sono problemi per l'accesso al dispositivo di firma:</text:p>
            <text:p><text:span text:style-name="T3">Costruttore: %1$s</text:span></text:p>
            <text:p><text:span text:style-name="T3">Modello: %2$s</text:span></text:p>
            <text:p><text:span text:style-name="T3">Numero di serie: %3$s</text:span></text:p>
            <text:p/>
            <text:p>Verificate se:</text:p>
            <text:p>- il dispositivo è inserito;</text:p>
            <text:p>- il dispositivo è lo stesso che contiene il certificato</text:p>
            <text:p>selezionato per la firma.</text:p>
            <text:p/>
            <text:p>Errore rilevato:</text:p>
            <text:p>%4$s.</text:p>
            <text:p>Codice: (%5$s).</text:p>
            <text:p/>
            <text:p>Il tasto 'Interrompi' torna alla finestra di selezione certificati.</text:p>
            <text:p>Il tasto 'Riprova' riprova l'accesso per lo stesso certificato.</text:p>
            <text:p>il tasto 'Ignora' ignora questo certificato e passa al prossimo certificato selezionato.</text:p>
          </table:table-cell>
          <table:table-cell table:number-columns-repeated="1019"/>
        </table:table-row>
        <table:table-row table:style-name="ro30">
          <table:table-cell table:style-name="ce4" table:formula="of:=[.A163]+1" office:value-type="float" office:value="157">
            <text:p>157</text:p>
          </table:table-cell>
          <table:table-cell/>
          <table:table-cell office:value-type="string">
            <text:p>id_mex_err_pin</text:p>
          </table:table-cell>
          <table:table-cell table:style-name="Default"/>
          <table:table-cell office:value-type="string">
            <text:p>Errore durante l'accesso al dispositivo di firma:</text:p>
            <text:p/>
            <text:p>%1$s.</text:p>
          </table:table-cell>
          <table:table-cell table:number-columns-repeated="1019"/>
        </table:table-row>
        <table:table-row table:style-name="ro31">
          <table:table-cell table:style-name="ce4" table:formula="of:=[.A164]+1" office:value-type="float" office:value="158">
            <text:p>158</text:p>
          </table:table-cell>
          <table:table-cell office:value-type="string">
            <text:p>Errors from SSCD (PKCS11 level)</text:p>
          </table:table-cell>
          <table:table-cell office:value-type="string">
            <text:p>CKR_PIN_INCORRECT</text:p>
          </table:table-cell>
          <table:table-cell table:style-name="Default" office:value-type="string">
            <text:p>The specified PIN is incorrect, i.e., does not match</text:p>
            <text:p>the PIN stored on the token.</text:p>
            <text:p>More generally-- when authentication to the token</text:p>
            <text:p>involves something other than a PIN –</text:p>
            <text:p>the attempt to authenticate the user has failed</text:p>
          </table:table-cell>
          <table:table-cell office:value-type="string">
            <text:p>Il PIN è errato.</text:p>
            <text:p>Non corrisponde al PIN presente sul dispositivo</text:p>
            <text:p>di firma</text:p>
          </table:table-cell>
          <table:table-cell table:number-columns-repeated="1019"/>
        </table:table-row>
        <table:table-row table:style-name="ro1">
          <table:table-cell table:style-name="ce4" table:formula="of:=[.A165]+1" office:value-type="float" office:value="159">
            <text:p>159</text:p>
          </table:table-cell>
          <table:table-cell/>
          <table:table-cell office:value-type="string">
            <text:p>CKR_TOKEN_NOT_PRESENT</text:p>
          </table:table-cell>
          <table:table-cell table:style-name="Default" office:value-type="string">
            <text:p>The token was not present in its slot.</text:p>
          </table:table-cell>
          <table:table-cell office:value-type="string">
            <text:p>Il dispositivo di firma non è presente</text:p>
          </table:table-cell>
          <table:table-cell table:number-columns-repeated="1019"/>
        </table:table-row>
        <table:table-row table:style-name="ro1">
          <table:table-cell table:style-name="ce4" table:formula="of:=[.A166]+1" office:value-type="float" office:value="160">
            <text:p>160</text:p>
          </table:table-cell>
          <table:table-cell/>
          <table:table-cell office:value-type="string">
            <text:p>CKR_PIN_EXPIRED</text:p>
          </table:table-cell>
          <table:table-cell table:style-name="Default" office:value-type="string">
            <text:p>CKR_PIN_EXPIRED</text:p>
          </table:table-cell>
          <table:table-cell office:value-type="string">
            <text:p>CKR_PIN_EXPIRED</text:p>
          </table:table-cell>
          <table:table-cell table:number-columns-repeated="1019"/>
        </table:table-row>
        <table:table-row table:style-name="ro32">
          <table:table-cell table:style-name="ce4" table:formula="of:=[.A167]+1" office:value-type="float" office:value="161">
            <text:p>161</text:p>
          </table:table-cell>
          <table:table-cell/>
          <table:table-cell office:value-type="string">
            <text:p>CKR_PIN_LEN_RANGE</text:p>
          </table:table-cell>
          <table:table-cell table:style-name="Default"/>
          <table:table-cell office:value-type="string">
            <text:p>Il numero dei caratteri nel pin è inferiore o superiore al valore permesso.</text:p>
            <text:p>Per dettagli, fate riferimento alla documentazione del fornitore del dispositivo di firma</text:p>
          </table:table-cell>
          <table:table-cell table:number-columns-repeated="1019"/>
        </table:table-row>
        <table:table-row table:style-name="ro19">
          <table:table-cell table:style-name="ce4" table:formula="of:=[.A168]+1" office:value-type="float" office:value="162">
            <text:p>162</text:p>
          </table:table-cell>
          <table:table-cell/>
          <table:table-cell office:value-type="string">
            <text:p>CKR_PIN_LOCKED</text:p>
          </table:table-cell>
          <table:table-cell table:style-name="Default" office:value-type="string">
            <text:p>The specified PIN is “locked”, and cannot be used.</text:p>
            <text:p>That is, because some particular number of failed</text:p>
            <text:p>authentication attempts has been reached, the</text:p>
            <text:p>token is unwilling to permit further attempts at</text:p>
            <text:p>authentication. Depending on the token, the</text:p>
            <text:p>specified PIN may or may not remain locked</text:p>
            <text:p>indefinitely</text:p>
          </table:table-cell>
          <table:table-cell office:value-type="string">
            <text:p>Il Pin è bloccato, e non potete usarlo.</text:p>
            <text:p>Probabilmente perché è stato raggiunto il massimo numero di tentativi di accesso senza esito</text:p>
            <text:p>favorevole.</text:p>
            <text:p>Fate riferimento alla documentazione del fonitore</text:p>
            <text:p>del dispositivo di firma per istruzioni su come</text:p>
            <text:p>sbloccare il PIN</text:p>
          </table:table-cell>
          <table:table-cell table:number-columns-repeated="1019"/>
        </table:table-row>
        <table:table-row table:style-name="ro33">
          <table:table-cell table:style-name="ce4" table:formula="of:=[.A169]+1" office:value-type="float" office:value="163">
            <text:p>163</text:p>
          </table:table-cell>
          <table:table-cell/>
          <table:table-cell office:value-type="string">
            <text:p>CKR_GENERAL_ERROR</text:p>
          </table:table-cell>
          <table:table-cell table:style-name="Default" office:value-type="string">
            <text:p>Some horrible, unrecoverable error has occurred.</text:p>
            <text:p>In the worst case, it is possible that the function only</text:p>
            <text:p>partially succeeded, and that the computer and/or</text:p>
            <text:p>token is in an inconsistent state</text:p>
          </table:table-cell>
          <table:table-cell table:number-columns-repeated="1020"/>
        </table:table-row>
        <table:table-row table:style-name="ro36">
          <table:table-cell table:style-name="ce4" table:formula="of:=[.A170]+1" office:value-type="float" office:value="164">
            <text:p>164</text:p>
          </table:table-cell>
          <table:table-cell office:value-type="string">
            <text:p>This message should be moved to the specific custom implementation</text:p>
          </table:table-cell>
          <table:table-cell office:value-type="string">
            <text:p>id_wrong_format_document</text:p>
          </table:table-cell>
          <table:table-cell table:style-name="Default"/>
          <table:table-cell office:value-type="string">
            <text:p>Tipo di documento non permesso.</text:p>
            <text:p/>
            <text:p>Potete firmare solo i documenti in Open Document Format di %1$s.</text:p>
          </table:table-cell>
          <table:table-cell table:number-columns-repeated="1019"/>
        </table:table-row>
        <table:table-row table:style-name="ro37">
          <table:table-cell table:style-name="ce4" table:formula="of:=[.A171]+1" office:value-type="float" office:value="165">
            <text:p>165</text:p>
          </table:table-cell>
          <table:table-cell office:value-type="string">
            <text:p>This message should be moved to the specific custom implementation</text:p>
          </table:table-cell>
          <table:table-cell office:value-type="string">
            <text:p>id_docum_type_not_signable</text:p>
          </table:table-cell>
          <table:table-cell table:style-name="Default"/>
          <table:table-cell office:value-type="string">
            <text:p>Il documento di tipo %1$s non può essere firmato.</text:p>
          </table:table-cell>
          <table:table-cell table:number-columns-repeated="1019"/>
        </table:table-row>
        <table:table-row table:style-name="ro28">
          <table:table-cell table:style-name="ce4" table:formula="of:=[.A172]+1" office:value-type="float" office:value="166">
            <text:p>166</text:p>
          </table:table-cell>
          <table:table-cell office:value-type="string">
            <text:p>This message should be moved to the specific custom implementation</text:p>
          </table:table-cell>
          <table:table-cell office:value-type="string">
            <text:p>id_wrong_docum_not_saved</text:p>
          </table:table-cell>
          <table:table-cell/>
          <table:table-cell office:value-type="string">
            <text:p>Dovete salvare il documento prima di poterlo firmare.</text:p>
          </table:table-cell>
          <table:table-cell table:number-columns-repeated="1019"/>
        </table:table-row>
        <table:table-row table:style-name="ro38">
          <table:table-cell table:style-name="ce4" table:formula="of:=[.A173]+1" office:value-type="float" office:value="167">
            <text:p>167</text:p>
          </table:table-cell>
          <table:table-cell office:value-type="string">
            <text:p>This message should be moved to the specific custom implementation</text:p>
          </table:table-cell>
          <table:table-cell office:value-type="string">
            <text:p>id_url_linked_graphics</text:p>
          </table:table-cell>
          <table:table-cell/>
          <table:table-cell office:value-type="string">
            <text:p>Alcuni elementi grafici contenuti nel documento sono</text:p>
            <text:p>collegati con l'esterno del documento.</text:p>
            <text:p/>
            <text:p>Potete firmare il documento solo quando tutti gli</text:p>
            <text:p>elementi grafici sono incorporati nel documento</text:p>
            <text:p>stesso.</text:p>
          </table:table-cell>
          <table:table-cell table:number-columns-repeated="1019"/>
        </table:table-row>
        <table:table-row table:style-name="ro39">
          <table:table-cell table:style-name="ce4" table:formula="of:=[.A174]+1" office:value-type="float" office:value="168">
            <text:p>168</text:p>
          </table:table-cell>
          <table:table-cell office:value-type="string">
            <text:p>This message should be moved to the specific custom implementation</text:p>
          </table:table-cell>
          <table:table-cell office:value-type="string">
            <text:p>id_docum_is_not_readonly</text:p>
          </table:table-cell>
          <table:table-cell/>
          <table:table-cell office:value-type="string">
            <text:p>Per verificare le firme o per essere firmato,</text:p>
            <text:p>Il documento deve essere impostato in</text:p>
            <text:p>sola lettura !</text:p>
            <text:p/>
            <text:p>Potete impostare il modo di sola lettura dalla barra</text:p>
            <text:p>degli strumenti, oppure potete aprire il documento</text:p>
            <text:p>in sola lettura direttamente dal dialogo di</text:p>
            <text:p>apertura file.</text:p>
            <text:p/>
            <text:p>IMPORTANTE:</text:p>
            <text:p>i documenti impostati in sola lettura tramite</text:p>
            <text:p>comandi di sistema operativo, non possono</text:p>
            <text:p>essere verificati, nè firmati.</text:p>
          </table:table-cell>
          <table:table-cell table:number-columns-repeated="1019"/>
        </table:table-row>
        <table:table-row table:style-name="ro40">
          <table:table-cell table:style-name="ce4" table:formula="of:=[.A175]+1" office:value-type="float" office:value="169">
            <text:p>169</text:p>
          </table:table-cell>
          <table:table-cell office:value-type="string">
            <text:p>This message should be moved to the specific custom implementation</text:p>
          </table:table-cell>
          <table:table-cell office:value-type="string">
            <text:p>id_docum_contains_macro</text:p>
          </table:table-cell>
          <table:table-cell/>
          <table:table-cell office:value-type="string">
            <text:p>Il documento contiene macro di OpenOffice.org e</text:p>
            <text:p>quindi non può essere firmato.</text:p>
            <text:p/>
            <text:p>Per poterlo firmare dovete rimuovere completamente</text:p>
            <text:p>le macro.</text:p>
          </table:table-cell>
          <table:table-cell table:number-columns-repeated="1019"/>
        </table:table-row>
        <table:table-row table:style-name="ro1">
          <table:table-cell table:style-name="ce4" table:formula="of:=[.A176]+1" office:value-type="float" office:value="170">
            <text:p>170</text:p>
          </table:table-cell>
          <table:table-cell office:value-type="string">
            <text:p>This message should be moved to the specific custom implementation</text:p>
          </table:table-cell>
          <table:table-cell office:value-type="string">
            <text:p>id_err_double_cert_signature</text:p>
          </table:table-cell>
          <table:table-cell/>
          <table:table-cell office:value-type="string">
            <text:p>Messaggio certificato uguale</text:p>
          </table:table-cell>
          <table:table-cell table:number-columns-repeated="1019"/>
        </table:table-row>
        <table:table-row table:style-name="ro41">
          <table:table-cell table:style-name="ce4" table:formula="of:=[.A177]+1" office:value-type="float" office:value="171">
            <text:p>171</text:p>
          </table:table-cell>
          <table:table-cell office:value-type="string">
            <text:p>This message should be moved to the specific custom implementation</text:p>
          </table:table-cell>
          <table:table-cell office:value-type="string">
            <text:p>id_same_cert_exists</text:p>
          </table:table-cell>
          <table:table-cell/>
          <table:table-cell office:value-type="string">
            <text:p>È presente una firma con lo stesso certificato.</text:p>
            <text:p/>
            <text:p>Apposta in data %1$s.</text:p>
            <text:p/>
            <text:p>Volete soprascrivere la firma con lo stesso</text:p>
            <text:p>certificato ?</text:p>
            <text:p/>
            <text:p>Sì = sovrascrive</text:p>
            <text:p>No = genera nuova firma</text:p>
            <text:p>Annulla = esce dalla procedura di firma.</text:p>
          </table:table-cell>
          <table:table-cell table:number-columns-repeated="1019"/>
        </table:table-row>
        <table:table-row table:style-name="ro1">
          <table:table-cell table:style-name="ce4" table:formula="of:=[.A178]+1" office:value-type="float" office:value="172">
            <text:p>172</text:p>
          </table:table-cell>
          <table:table-cell/>
          <table:table-cell office:value-type="string">
            <text:p>id_message_signature_removal</text:p>
          </table:table-cell>
          <table:table-cell/>
          <table:table-cell office:value-type="string">
            <text:p>Consenso rimozione firma</text:p>
          </table:table-cell>
          <table:table-cell table:number-columns-repeated="1019"/>
        </table:table-row>
        <table:table-row table:style-name="ro42">
          <table:table-cell table:style-name="ce4" table:formula="of:=[.A179]+1" office:value-type="float" office:value="173">
            <text:p>173</text:p>
          </table:table-cell>
          <table:table-cell/>
          <table:table-cell office:value-type="string">
            <text:p>id_the_signature_exists</text:p>
          </table:table-cell>
          <table:table-cell/>
          <table:table-cell office:value-type="string">
            <text:p>Desiderate rimuovere la firma apposta da:</text:p>
            <text:p/>
            <text:p>%1$s</text:p>
            <text:p/>
            <text:p>in data:</text:p>
            <text:p/>
            <text:p>%2$s ?</text:p>
            <text:p/>
            <text:p>Premete 'Sì' per rimuovere.</text:p>
            <text:p>Premete 'No' per annullare l'operazione.</text:p>
          </table:table-cell>
          <table:table-cell table:number-columns-repeated="1019"/>
        </table:table-row>
        <table:table-row table:style-name="ro43">
          <table:table-cell table:style-name="ce4" table:formula="of:=[.A180]+1" office:value-type="float" office:value="174">
            <text:p>174</text:p>
          </table:table-cell>
          <table:table-cell/>
          <table:table-cell office:value-type="string">
            <text:p>id_embedded_objs_present_odt</text:p>
          </table:table-cell>
          <table:table-cell/>
          <table:table-cell office:value-type="string">
            <text:p>Ci sono <text:s/>oggetti incorporati: </text:p>
            <text:p/>
            <text:p><text:s/>%1$s oggetti Draw,</text:p>
            <text:p><text:s/>%2$s oggetti Impress,</text:p>
            <text:p><text:s/>%3$s oggetti Calc,</text:p>
            <text:p><text:s/>%4$s oggetti Math,</text:p>
            <text:p><text:s/>%5$s oggetti Collegati esternamente.</text:p>
            <text:p/>
            <text:p>Gli oggetti incorporati non sono ammessi!</text:p>
            <text:p/>
            <text:p>Non potete firmare questo documento.</text:p>
          </table:table-cell>
          <table:table-cell table:number-columns-repeated="1019"/>
        </table:table-row>
        <table:table-row table:style-name="ro1" table:number-rows-repeated="32581">
          <table:table-cell table:style-name="ce4"/>
          <table:table-cell table:number-columns-repeated="1023"/>
        </table:table-row>
        <table:table-row table:style-name="ro1" table:number-rows-repeated="32775">
          <table:table-cell table:number-columns-repeated="1024"/>
        </table:table-row>
        <table:table-row table:style-name="ro1">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34">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35">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3">
          <table:table-cell table:style-name="ce22" table:formula="of:=[.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3">
          <table:table-cell table:style-name="ce22" table:formula="of:=[.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3">
          <table:table-cell table:style-name="ce22" table:formula="of:=[.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3">
          <table:table-cell table:style-name="ce22" table:formula="of:=[.A7]+1" office:value-type="float" office:value="5">
            <text:p>5</text:p>
          </table:table-cell>
          <table:table-cell table:number-columns-repeated="2"/>
          <table:table-cell table:style-name="ce23" table:number-columns-repeated="3"/>
          <table:table-cell table:number-columns-repeated="1018"/>
        </table:table-row>
        <table:table-row table:style-name="ro3">
          <table:table-cell table:style-name="ce22" table:formula="of:=[.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3">
          <table:table-cell table:style-name="ce22" table:formula="of:=[.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3">
          <table:table-cell table:style-name="ce22" table:formula="of:=[.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3">
          <table:table-cell table:style-name="ce22" table:formula="of:=[.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3">
          <table:table-cell table:style-name="ce22" table:formula="of:=[.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3">
          <table:table-cell table:style-name="ce22" table:formula="of:=[.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3">
          <table:table-cell table:style-name="ce22" table:formula="of:=[.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3">
          <table:table-cell table:style-name="ce22" table:formula="of:=[.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3">
          <table:table-cell table:style-name="ce22" table:formula="of:=[.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3">
          <table:table-cell table:style-name="ce22" table:formula="of:=[.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3">
          <table:table-cell table:style-name="ce22" table:formula="of:=[.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3">
          <table:table-cell table:style-name="ce22" table:formula="of:=[.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3">
          <table:table-cell table:style-name="ce22" table:formula="of:=[.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3">
          <table:table-cell table:style-name="ce22" table:formula="of:=[.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3">
          <table:table-cell table:style-name="ce22" table:formula="of:=[.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3">
          <table:table-cell table:style-name="ce22" table:formula="of:=[.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1" office:value-type="float" office:value="23">
            <text:p>23</text:p>
          </table:table-cell>
          <table:table-cell table:number-columns-repeated="2"/>
          <table:table-cell table:style-name="ce23" table:number-columns-repeated="3"/>
          <table:table-cell table:number-columns-repeated="1018"/>
        </table:table-row>
        <table:table-row table:style-name="ro3">
          <table:table-cell table:style-name="ce22" table:formula="of:=[.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3">
          <table:table-cell table:style-name="ce22" table:formula="of:=[.A27]+1" office:value-type="float" office:value="25">
            <text:p>25</text:p>
          </table:table-cell>
          <table:table-cell table:number-columns-repeated="2"/>
          <table:table-cell table:style-name="ce23" table:number-columns-repeated="3"/>
          <table:table-cell table:number-columns-repeated="1018"/>
        </table:table-row>
        <table:table-row table:style-name="ro3">
          <table:table-cell table:style-name="ce22" table:formula="of:=[.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3">
          <table:table-cell table:style-name="ce22" table:formula="of:=[.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3">
          <table:table-cell table:style-name="ce22" table:formula="of:=[.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3">
          <table:table-cell table:style-name="ce22" table:formula="of:=[.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3">
          <table:table-cell table:style-name="ce22" table:formula="of:=[.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3">
          <table:table-cell table:style-name="ce22" table:formula="of:=[.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3">
          <table:table-cell table:style-name="ce22" table:formula="of:=[.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3">
          <table:table-cell table:style-name="ce22" table:formula="of:=[.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3">
          <table:table-cell table:style-name="ce22" table:formula="of:=[.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3">
          <table:table-cell table:style-name="ce22" table:formula="of:=[.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3">
          <table:table-cell table:style-name="ce22" table:formula="of:=[.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3">
          <table:table-cell table:style-name="ce22" table:formula="of:=[.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3">
          <table:table-cell table:style-name="ce22" table:formula="of:=[.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3">
          <table:table-cell table:style-name="ce22" table:formula="of:=[.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3">
          <table:table-cell table:style-name="ce22" table:formula="of:=[.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3">
          <table:table-cell table:style-name="ce22" table:formula="of:=[.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3">
          <table:table-cell table:style-name="ce22" table:formula="of:=[.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3">
          <table:table-cell table:style-name="ce22" table:formula="of:=[.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3">
          <table:table-cell table:style-name="ce22" table:formula="of:=[.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3">
          <table:table-cell table:style-name="ce22" table:formula="of:=[.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3">
          <table:table-cell table:style-name="ce22" table:formula="of:=[.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3">
          <table:table-cell table:style-name="ce22" table:formula="of:=[.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3">
          <table:table-cell table:style-name="ce22" table:formula="of:=[.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3">
          <table:table-cell table:style-name="ce22" table:formula="of:=[.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3">
          <table:table-cell table:style-name="ce22" table:formula="of:=[.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3">
          <table:table-cell table:style-name="ce22" table:formula="of:=[.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3">
          <table:table-cell table:style-name="ce22" table:formula="of:=[.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3">
          <table:table-cell table:style-name="ce22" table:formula="of:=[.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3">
          <table:table-cell table:style-name="ce22" table:formula="of:=[.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3">
          <table:table-cell table:style-name="ce22" table:formula="of:=[.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3">
          <table:table-cell table:style-name="ce22" table:formula="of:=[.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3">
          <table:table-cell table:style-name="ce22" table:formula="of:=[.A59]+1" office:value-type="float" office:value="57">
            <text:p>57</text:p>
          </table:table-cell>
          <table:table-cell table:number-columns-repeated="2"/>
          <table:table-cell table:style-name="ce23" table:number-columns-repeated="3"/>
          <table:table-cell table:number-columns-repeated="1018"/>
        </table:table-row>
        <table:table-row table:style-name="ro3">
          <table:table-cell table:style-name="ce22" table:formula="of:=[.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3">
          <table:table-cell table:style-name="ce22" table:formula="of:=[.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3">
          <table:table-cell table:style-name="ce22" table:formula="of:=[.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3">
          <table:table-cell table:style-name="ce22" table:formula="of:=[.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3">
          <table:table-cell table:style-name="ce22" table:formula="of:=[.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3">
          <table:table-cell table:style-name="ce22" table:formula="of:=[.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3">
          <table:table-cell table:style-name="ce22" table:formula="of:=[.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3">
          <table:table-cell table:style-name="ce22" table:formula="of:=[.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3">
          <table:table-cell table:style-name="ce22" table:formula="of:=[.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3">
          <table:table-cell table:style-name="ce22" table:formula="of:=[.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3">
          <table:table-cell table:style-name="ce22" table:formula="of:=[.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3">
          <table:table-cell table:style-name="ce22" table:formula="of:=[.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3">
          <table:table-cell table:style-name="ce22" table:formula="of:=[.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3">
          <table:table-cell table:style-name="ce22" table:formula="of:=[.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3">
          <table:table-cell table:style-name="ce22" table:formula="of:=[.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3">
          <table:table-cell table:style-name="ce22" table:formula="of:=[.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3">
          <table:table-cell table:style-name="ce22" table:formula="of:=[.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3">
          <table:table-cell table:style-name="ce22" table:formula="of:=[.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3">
          <table:table-cell table:style-name="ce22" table:formula="of:=[.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3">
          <table:table-cell table:style-name="ce22" table:formula="of:=[.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3">
          <table:table-cell table:style-name="ce22" table:formula="of:=[.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3">
          <table:table-cell table:style-name="ce22" table:formula="of:=[.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3">
          <table:table-cell table:style-name="ce22" table:formula="of:=[.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3">
          <table:table-cell table:style-name="ce22" table:formula="of:=[.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3">
          <table:table-cell table:style-name="ce22" table:formula="of:=[.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3">
          <table:table-cell table:style-name="ce22" table:formula="of:=[.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3">
          <table:table-cell table:style-name="ce22" table:formula="of:=[.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3">
          <table:table-cell table:style-name="ce22" table:formula="of:=[.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3">
          <table:table-cell table:style-name="ce22" table:formula="of:=[.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3">
          <table:table-cell table:style-name="ce22" table:formula="of:=[.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3">
          <table:table-cell table:style-name="ce22" table:formula="of:=[.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3">
          <table:table-cell table:style-name="ce22" table:formula="of:=[.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3">
          <table:table-cell table:style-name="ce22" table:formula="of:=[.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3">
          <table:table-cell table:style-name="ce22" table:formula="of:=[.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3">
          <table:table-cell table:style-name="ce22" table:formula="of:=[.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3">
          <table:table-cell table:style-name="ce22" table:formula="of:=[.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3">
          <table:table-cell table:style-name="ce22" table:formula="of:=[.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3">
          <table:table-cell table:style-name="ce22" table:formula="of:=[.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3">
          <table:table-cell table:style-name="ce22" table:formula="of:=[.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3">
          <table:table-cell table:style-name="ce22" table:formula="of:=[.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3">
          <table:table-cell table:style-name="ce22" table:formula="of:=[.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3">
          <table:table-cell table:style-name="ce22" table:formula="of:=[.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3">
          <table:table-cell table:style-name="ce22" table:formula="of:=[.A103]+1" office:value-type="float" office:value="101">
            <text:p>101</text:p>
          </table:table-cell>
          <table:table-cell table:number-columns-repeated="2"/>
          <table:table-cell table:style-name="ce23" table:number-columns-repeated="3"/>
          <table:table-cell table:number-columns-repeated="1018"/>
        </table:table-row>
        <table:table-row table:style-name="ro3">
          <table:table-cell table:style-name="ce22" table:formula="of:=[.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3">
          <table:table-cell table:style-name="ce22" table:formula="of:=[.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3">
          <table:table-cell table:style-name="ce22" table:formula="of:=[.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3">
          <table:table-cell table:style-name="ce22" table:formula="of:=[.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3">
          <table:table-cell table:style-name="ce22" table:formula="of:=[.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3">
          <table:table-cell table:style-name="ce22" table:formula="of:=[.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3">
          <table:table-cell table:style-name="ce22" table:formula="of:=[.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3">
          <table:table-cell table:style-name="ce22" table:formula="of:=[.A111]+1" office:value-type="float" office:value="109">
            <text:p>109</text:p>
          </table:table-cell>
          <table:table-cell table:number-columns-repeated="2"/>
          <table:table-cell table:style-name="ce23" table:number-columns-repeated="3"/>
          <table:table-cell table:number-columns-repeated="1018"/>
        </table:table-row>
        <table:table-row table:style-name="ro3">
          <table:table-cell table:style-name="ce22" table:formula="of:=[.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3">
          <table:table-cell table:style-name="ce22" table:formula="of:=[.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3">
          <table:table-cell table:style-name="ce22" table:formula="of:=[.A114]+1" office:value-type="float" office:value="112">
            <text:p>112</text:p>
          </table:table-cell>
          <table:table-cell table:number-columns-repeated="2"/>
          <table:table-cell table:style-name="ce23" table:number-columns-repeated="3"/>
          <table:table-cell table:number-columns-repeated="1018"/>
        </table:table-row>
        <table:table-row table:style-name="ro3">
          <table:table-cell table:style-name="ce22" table:formula="of:=[.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3">
          <table:table-cell table:style-name="ce22" table:formula="of:=[.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3">
          <table:table-cell table:style-name="ce22" table:formula="of:=[.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3">
          <table:table-cell table:style-name="ce22" table:formula="of:=[.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3">
          <table:table-cell table:style-name="ce22" table:formula="of:=[.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3">
          <table:table-cell table:style-name="ce22" table:formula="of:=[.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3">
          <table:table-cell table:style-name="ce22" table:formula="of:=[.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3">
          <table:table-cell table:style-name="ce22" table:formula="of:=[.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3">
          <table:table-cell table:style-name="ce22" table:formula="of:=[.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3">
          <table:table-cell table:style-name="ce22" table:formula="of:=[.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3">
          <table:table-cell table:style-name="ce22" table:formula="of:=[.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3">
          <table:table-cell table:style-name="ce22" table:formula="of:=[.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3">
          <table:table-cell table:style-name="ce22" table:formula="of:=[.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3">
          <table:table-cell table:style-name="ce22" table:formula="of:=[.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3">
          <table:table-cell table:style-name="ce22" table:formula="of:=[.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3">
          <table:table-cell table:style-name="ce22" table:formula="of:=[.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3">
          <table:table-cell table:style-name="ce22" table:formula="of:=[.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3">
          <table:table-cell table:style-name="ce22" table:formula="of:=[.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3">
          <table:table-cell table:style-name="ce22" table:formula="of:=[.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3">
          <table:table-cell table:style-name="ce22" table:formula="of:=[.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3">
          <table:table-cell table:style-name="ce22" table:formula="of:=[.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3">
          <table:table-cell table:style-name="ce22" table:formula="of:=[.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3">
          <table:table-cell table:style-name="ce22" table:formula="of:=[.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3">
          <table:table-cell table:style-name="ce22" table:formula="of:=[.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3">
          <table:table-cell table:style-name="ce22" table:formula="of:=[.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3">
          <table:table-cell table:style-name="ce22" table:formula="of:=[.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3">
          <table:table-cell table:style-name="ce22" table:formula="of:=[.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3">
          <table:table-cell table:style-name="ce22" table:formula="of:=[.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3">
          <table:table-cell table:style-name="ce22" table:formula="of:=[.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3">
          <table:table-cell table:style-name="ce22" table:formula="of:=[.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3">
          <table:table-cell table:style-name="ce22" table:formula="of:=[.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3">
          <table:table-cell table:style-name="ce22" table:formula="of:=[.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3">
          <table:table-cell table:style-name="ce22" table:formula="of:=[.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3">
          <table:table-cell table:style-name="ce22" table:formula="of:=[.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3">
          <table:table-cell table:style-name="ce22" table:formula="of:=[.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3">
          <table:table-cell table:style-name="ce22" table:formula="of:=[.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3">
          <table:table-cell table:style-name="ce22" table:formula="of:=[.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3">
          <table:table-cell table:style-name="ce22" table:formula="of:=[.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3">
          <table:table-cell table:style-name="ce22" table:formula="of:=[.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3">
          <table:table-cell table:style-name="ce22" table:formula="of:=[.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3">
          <table:table-cell table:style-name="ce22" table:formula="of:=[.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3">
          <table:table-cell table:style-name="ce22" table:formula="of:=[.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3">
          <table:table-cell table:style-name="ce22" table:formula="of:=[.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3">
          <table:table-cell table:style-name="ce22" table:formula="of:=[.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3">
          <table:table-cell table:style-name="ce22" table:formula="of:=[.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3">
          <table:table-cell table:style-name="ce22" table:formula="of:=[.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3">
          <table:table-cell table:style-name="ce22" table:formula="of:=[.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3">
          <table:table-cell table:style-name="ce22" table:formula="of:=[.A162]+1" office:value-type="float" office:value="160">
            <text:p>160</text:p>
          </table:table-cell>
          <table:table-cell table:number-columns-repeated="2"/>
          <table:table-cell table:style-name="ce23" table:number-columns-repeated="3"/>
          <table:table-cell table:number-columns-repeated="1018"/>
        </table:table-row>
        <table:table-row table:style-name="ro3">
          <table:table-cell table:style-name="ce22" table:formula="of:=[.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3">
          <table:table-cell table:style-name="ce22" table:formula="of:=[.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3">
          <table:table-cell table:style-name="ce22" table:formula="of:=[.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3">
          <table:table-cell table:style-name="ce22" table:formula="of:=[.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3">
          <table:table-cell table:style-name="ce22" table:formula="of:=[.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3">
          <table:table-cell table:style-name="ce22" table:formula="of:=[.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3">
          <table:table-cell table:style-name="ce22" table:formula="of:=[.A169]+1" office:value-type="float" office:value="167">
            <text:p>167</text:p>
          </table:table-cell>
          <table:table-cell table:number-columns-repeated="2"/>
          <table:table-cell table:style-name="ce23" table:number-columns-repeated="3"/>
          <table:table-cell table:number-columns-repeated="1018"/>
        </table:table-row>
        <table:table-row table:style-name="ro3">
          <table:table-cell table:style-name="ce22" table:formula="of:=[.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3">
          <table:table-cell table:style-name="ce22" table:formula="of:=[.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3">
          <table:table-cell table:style-name="ce22" table:formula="of:=[.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3">
          <table:table-cell table:style-name="ce22" table:formula="of:=[.A173]+1" office:value-type="float" office:value="171">
            <text:p>171</text:p>
          </table:table-cell>
          <table:table-cell table:number-columns-repeated="2"/>
          <table:table-cell table:style-name="ce23" table:number-columns-repeated="3"/>
          <table:table-cell table:number-columns-repeated="1018"/>
        </table:table-row>
        <table:table-row table:style-name="ro3">
          <table:table-cell table:style-name="ce22" table:formula="of:=[.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3">
          <table:table-cell table:style-name="ce22" table:formula="of:=[.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3">
          <table:table-cell table:style-name="ce22" table:formula="of:=[.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3">
          <table:table-cell table:style-name="ce22" table:formula="of:=[.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3">
          <table:table-cell table:style-name="ce22" table:formula="of:=[.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3">
          <table:table-cell table:style-name="ce22" table:formula="of:=[.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3">
          <table:table-cell table:style-name="ce22" table:formula="of:=[.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3">
          <table:table-cell table:style-name="ce22" table:formula="of:=[.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3">
          <table:table-cell table:style-name="ce22" table:formula="of:=[.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3">
          <table:table-cell table:style-name="ce22" table:formula="of:=[.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3">
          <table:table-cell table:style-name="ce22" table:formula="of:=[.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3">
          <table:table-cell table:style-name="ce22" table:formula="of:=[.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3">
          <table:table-cell table:style-name="ce22" table:formula="of:=[.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3">
          <table:table-cell table:style-name="ce22" table:formula="of:=[.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3">
          <table:table-cell table:style-name="ce22" table:formula="of:=[.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3">
          <table:table-cell table:style-name="ce22" table:formula="of:=[.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3">
          <table:table-cell table:style-name="ce22" table:formula="of:=[.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3">
          <table:table-cell table:style-name="ce22" table:formula="of:=[.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3">
          <table:table-cell table:style-name="ce22" table:formula="of:=[.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3">
          <table:table-cell table:style-name="ce22" table:formula="of:=[.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3">
          <table:table-cell table:style-name="ce22" table:formula="of:=[.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3">
          <table:table-cell table:style-name="ce22" table:formula="of:=[.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3">
          <table:table-cell table:style-name="ce22" table:formula="of:=[.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3">
          <table:table-cell table:style-name="ce22" table:formula="of:=[.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3">
          <table:table-cell table:style-name="ce22" table:formula="of:=[.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3">
          <table:table-cell table:style-name="ce22" table:formula="of:=[.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3">
          <table:table-cell table:style-name="ce22" table:formula="of:=[.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3">
          <table:table-cell table:style-name="ce22" table:formula="of:=[.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3">
          <table:table-cell table:style-name="ce22" table:formula="of:=[.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3">
          <table:table-cell table:style-name="ce22" table:formula="of:=[.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3">
          <table:table-cell table:style-name="ce22" table:formula="of:=[.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3">
          <table:table-cell table:style-name="ce22" table:formula="of:=[.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3">
          <table:table-cell table:style-name="ce22" table:formula="of:=[.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3">
          <table:table-cell table:style-name="ce22" table:formula="of:=[.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3">
          <table:table-cell table:style-name="ce22" table:formula="of:=[.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3">
          <table:table-cell table:style-name="ce22" table:formula="of:=[.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3">
          <table:table-cell table:style-name="ce22" table:formula="of:=[.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3">
          <table:table-cell table:style-name="ce22" table:formula="of:=[.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3">
          <table:table-cell table:style-name="ce22" table:formula="of:=[.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3">
          <table:table-cell table:style-name="ce22" table:formula="of:=[.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3">
          <table:table-cell table:style-name="ce22" table:formula="of:=[.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3">
          <table:table-cell table:style-name="ce22" table:formula="of:=[.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3">
          <table:table-cell table:style-name="ce22" table:formula="of:=[.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3">
          <table:table-cell table:style-name="ce22" table:formula="of:=[.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3">
          <table:table-cell table:style-name="ce22" table:formula="of:=[.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3">
          <table:table-cell table:style-name="ce22" table:formula="of:=[.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3">
          <table:table-cell table:style-name="ce22" table:formula="of:=[.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3">
          <table:table-cell table:style-name="ce22" table:formula="of:=[.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3">
          <table:table-cell table:style-name="ce22" table:formula="of:=[.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3">
          <table:table-cell table:style-name="ce22" table:formula="of:=[.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3">
          <table:table-cell table:style-name="ce22" table:formula="of:=[.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3">
          <table:table-cell table:style-name="ce22" table:formula="of:=[.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3">
          <table:table-cell table:style-name="ce22" table:formula="of:=[.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3">
          <table:table-cell table:style-name="ce22" table:formula="of:=[.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3">
          <table:table-cell table:style-name="ce22" table:formula="of:=[.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3">
          <table:table-cell table:style-name="ce22" table:formula="of:=[.A235]+1" office:value-type="float" office:value="233">
            <text:p>233</text:p>
          </table:table-cell>
          <table:table-cell table:number-columns-repeated="2"/>
          <table:table-cell table:style-name="ce23" table:number-columns-repeated="3"/>
          <table:table-cell table:number-columns-repeated="1018"/>
        </table:table-row>
        <table:table-row table:style-name="ro3">
          <table:table-cell table:style-name="ce22" table:formula="of:=[.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3">
          <table:table-cell table:style-name="ce22" table:formula="of:=[.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3">
          <table:table-cell table:style-name="ce22" table:formula="of:=[.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3">
          <table:table-cell table:style-name="ce22" table:formula="of:=[.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3">
          <table:table-cell table:style-name="ce22" table:formula="of:=[.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3">
          <table:table-cell table:style-name="ce22" table:formula="of:=[.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3">
          <table:table-cell table:style-name="ce22" table:formula="of:=[.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3">
          <table:table-cell table:style-name="ce22" table:formula="of:=[.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3">
          <table:table-cell table:style-name="ce22" table:formula="of:=[.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3">
          <table:table-cell table:style-name="ce22" table:formula="of:=[.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3">
          <table:table-cell table:style-name="ce22" table:formula="of:=[.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3">
          <table:table-cell table:style-name="ce22" table:formula="of:=[.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3">
          <table:table-cell table:style-name="ce22" table:formula="of:=[.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49]+1" office:value-type="float" office:value="247">
            <text:p>247</text:p>
          </table:table-cell>
          <table:table-cell table:number-columns-repeated="2"/>
          <table:table-cell table:style-name="ce23" table:number-columns-repeated="3"/>
          <table:table-cell table:number-columns-repeated="1018"/>
        </table:table-row>
        <table:table-row table:style-name="ro3">
          <table:table-cell table:style-name="ce22" table:formula="of:=[.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3">
          <table:table-cell table:style-name="ce22" table:formula="of:=[.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3">
          <table:table-cell table:style-name="ce22" table:formula="of:=[.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3">
          <table:table-cell table:style-name="ce22" table:formula="of:=[.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3">
          <table:table-cell table:style-name="ce22" table:formula="of:=[.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3">
          <table:table-cell table:style-name="ce22" table:formula="of:=[.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3">
          <table:table-cell table:style-name="ce22" table:formula="of:=[.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3">
          <table:table-cell table:style-name="ce22" table:formula="of:=[.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3">
          <table:table-cell table:style-name="ce22" table:formula="of:=[.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3">
          <table:table-cell table:style-name="ce22" table:formula="of:=[.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3">
          <table:table-cell table:style-name="ce22" table:formula="of:=[.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3">
          <table:table-cell table:style-name="ce22" table:formula="of:=[.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3">
          <table:table-cell table:style-name="ce22" table:formula="of:=[.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3">
          <table:table-cell table:style-name="ce22" table:formula="of:=[.A265]+1" office:value-type="float" office:value="263">
            <text:p>263</text:p>
          </table:table-cell>
          <table:table-cell table:number-columns-repeated="2"/>
          <table:table-cell table:style-name="ce23" table:number-columns-repeated="3"/>
          <table:table-cell table:number-columns-repeated="1018"/>
        </table:table-row>
        <table:table-row table:style-name="ro3">
          <table:table-cell table:style-name="ce22" table:formula="of:=[.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3">
          <table:table-cell table:style-name="ce22" table:formula="of:=[.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3">
          <table:table-cell table:style-name="ce22" table:formula="of:=[.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3">
          <table:table-cell table:style-name="ce22" table:formula="of:=[.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3">
          <table:table-cell table:style-name="ce22" table:formula="of:=[.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3">
          <table:table-cell table:style-name="ce22" table:formula="of:=[.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3">
          <table:table-cell table:style-name="ce22" table:formula="of:=[.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3">
          <table:table-cell table:style-name="ce22" table:formula="of:=[.A273]+1" office:value-type="float" office:value="271">
            <text:p>271</text:p>
          </table:table-cell>
          <table:table-cell table:number-columns-repeated="2"/>
          <table:table-cell table:style-name="ce23" table:number-columns-repeated="3"/>
          <table:table-cell table:number-columns-repeated="1018"/>
        </table:table-row>
        <table:table-row table:style-name="ro3">
          <table:table-cell table:style-name="ce22" table:formula="of:=[.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3">
          <table:table-cell table:style-name="ce22" table:formula="of:=[.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3">
          <table:table-cell table:style-name="ce22" table:formula="of:=[.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3">
          <table:table-cell table:style-name="ce22" table:formula="of:=[.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3">
          <table:table-cell table:style-name="ce22" table:formula="of:=[.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3">
          <table:table-cell table:style-name="ce22" table:formula="of:=[.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3">
          <table:table-cell table:style-name="ce22" table:formula="of:=[.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3">
          <table:table-cell table:style-name="ce22" table:formula="of:=[.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3">
          <table:table-cell table:style-name="ce22" table:formula="of:=[.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3">
          <table:table-cell table:style-name="ce22" table:formula="of:=[.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3">
          <table:table-cell table:style-name="ce22" table:formula="of:=[.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3">
          <table:table-cell table:style-name="ce22" table:formula="of:=[.A285]+1" office:value-type="float" office:value="283">
            <text:p>283</text:p>
          </table:table-cell>
          <table:table-cell table:number-columns-repeated="2"/>
          <table:table-cell table:style-name="ce23" table:number-columns-repeated="3"/>
          <table:table-cell table:number-columns-repeated="1018"/>
        </table:table-row>
        <table:table-row table:style-name="ro3">
          <table:table-cell table:style-name="ce22" table:formula="of:=[.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3">
          <table:table-cell table:style-name="ce22" table:formula="of:=[.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3">
          <table:table-cell table:style-name="ce22" table:formula="of:=[.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3">
          <table:table-cell table:style-name="ce22" table:formula="of:=[.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3">
          <table:table-cell table:style-name="ce22" table:formula="of:=[.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3">
          <table:table-cell table:style-name="ce22" table:formula="of:=[.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3">
          <table:table-cell table:style-name="ce22" table:formula="of:=[.A292]+1" office:value-type="float" office:value="290">
            <text:p>290</text:p>
          </table:table-cell>
          <table:table-cell table:number-columns-repeated="2"/>
          <table:table-cell table:style-name="ce23" table:number-columns-repeated="3"/>
          <table:table-cell table:number-columns-repeated="1018"/>
        </table:table-row>
        <table:table-row table:style-name="ro3">
          <table:table-cell table:style-name="ce22" table:formula="of:=[.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3">
          <table:table-cell table:style-name="ce22" table:formula="of:=[.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3">
          <table:table-cell table:style-name="ce22" table:formula="of:=[.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3">
          <table:table-cell table:style-name="ce22" table:formula="of:=[.A296]+1" office:value-type="float" office:value="294">
            <text:p>294</text:p>
          </table:table-cell>
          <table:table-cell table:number-columns-repeated="2"/>
          <table:table-cell table:style-name="ce23" table:number-columns-repeated="3"/>
          <table:table-cell table:number-columns-repeated="1018"/>
        </table:table-row>
        <table:table-row table:style-name="ro3">
          <table:table-cell table:style-name="ce22" table:formula="of:=[.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3">
          <table:table-cell table:style-name="ce22" table:formula="of:=[.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3">
          <table:table-cell table:style-name="ce22" table:formula="of:=[.A299]+1" office:value-type="float" office:value="297">
            <text:p>297</text:p>
          </table:table-cell>
          <table:table-cell table:number-columns-repeated="2"/>
          <table:table-cell table:style-name="ce23" table:number-columns-repeated="3"/>
          <table:table-cell table:number-columns-repeated="1018"/>
        </table:table-row>
        <table:table-row table:style-name="ro3">
          <table:table-cell table:style-name="ce22" table:formula="of:=[.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3">
          <table:table-cell table:style-name="ce22" table:formula="of:=[.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3">
          <table:table-cell table:style-name="ce22" table:formula="of:=[.A302]+1" office:value-type="float" office:value="300">
            <text:p>300</text:p>
          </table:table-cell>
          <table:table-cell table:number-columns-repeated="2"/>
          <table:table-cell table:style-name="ce23" table:number-columns-repeated="3"/>
          <table:table-cell table:number-columns-repeated="1018"/>
        </table:table-row>
        <table:table-row table:style-name="ro3">
          <table:table-cell table:style-name="ce22" table:formula="of:=[.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3">
          <table:table-cell table:style-name="ce22" table:formula="of:=[.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3">
          <table:table-cell table:style-name="ce22" table:formula="of:=[.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3">
          <table:table-cell table:style-name="ce22" table:formula="of:=[.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3">
          <table:table-cell table:style-name="ce22" table:formula="of:=[.A307]+1" office:value-type="float" office:value="305">
            <text:p>305</text:p>
          </table:table-cell>
          <table:table-cell table:number-columns-repeated="2"/>
          <table:table-cell table:style-name="ce23" table:number-columns-repeated="3"/>
          <table:table-cell table:number-columns-repeated="1018"/>
        </table:table-row>
        <table:table-row table:style-name="ro3">
          <table:table-cell table:style-name="ce22" table:formula="of:=[.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3">
          <table:table-cell table:style-name="ce22" table:formula="of:=[.A309]+1" office:value-type="float" office:value="307">
            <text:p>307</text:p>
          </table:table-cell>
          <table:table-cell table:number-columns-repeated="2"/>
          <table:table-cell table:style-name="ce23" table:number-columns-repeated="3"/>
          <table:table-cell table:number-columns-repeated="1018"/>
        </table:table-row>
        <table:table-row table:style-name="ro3">
          <table:table-cell table:style-name="ce22" table:formula="of:=[.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3">
          <table:table-cell table:style-name="ce22" table:formula="of:=[.A311]+1" office:value-type="float" office:value="309">
            <text:p>309</text:p>
          </table:table-cell>
          <table:table-cell table:number-columns-repeated="2"/>
          <table:table-cell table:style-name="ce23" table:number-columns-repeated="3"/>
          <table:table-cell table:number-columns-repeated="1018"/>
        </table:table-row>
        <table:table-row table:style-name="ro3">
          <table:table-cell table:style-name="ce22" table:formula="of:=[.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3">
          <table:table-cell table:style-name="ce22" table:formula="of:=[.A313]+1" office:value-type="float" office:value="311">
            <text:p>311</text:p>
          </table:table-cell>
          <table:table-cell table:number-columns-repeated="2"/>
          <table:table-cell table:style-name="ce23" table:number-columns-repeated="3"/>
          <table:table-cell table:number-columns-repeated="1018"/>
        </table:table-row>
        <table:table-row table:style-name="ro3">
          <table:table-cell table:style-name="ce22" table:formula="of:=[.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3">
          <table:table-cell table:style-name="ce22" table:formula="of:=[.A315]+1" office:value-type="float" office:value="313">
            <text:p>313</text:p>
          </table:table-cell>
          <table:table-cell table:number-columns-repeated="2"/>
          <table:table-cell table:style-name="ce23" table:number-columns-repeated="3"/>
          <table:table-cell table:number-columns-repeated="1018"/>
        </table:table-row>
        <table:table-row table:style-name="ro3">
          <table:table-cell table:style-name="ce22" table:formula="of:=[.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3">
          <table:table-cell table:style-name="ce22" table:formula="of:=[.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3">05/23/2012</text:date>, <text:time>16:03:01</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AOOHs/3.4$Unix OpenOffice.org_project/340m1$Build-9590</meta:generator>
    <meta:initial-creator>Giuseppe Castagno</meta:initial-creator>
    <meta:editing-cycles>927</meta:editing-cycles>
    <meta:creation-date>2008-05-04T10:18:05</meta:creation-date>
    <dc:date>2012-05-23T16:03:01</dc:date>
    <meta:editing-duration>P3DT9H17M55S</meta:editing-duration>
    <dc:creator>Giuseppe Castagno</dc:creator>
    <meta:document-statistic meta:table-count="6" meta:cell-count="1531"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joinup-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